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80000001F501C3D662BC8CC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Consolas1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7cm" style:rel-column-width="32753*"/>
    </style:style>
    <style:style style:name="Tableau1.B" style:family="table-column">
      <style:table-column-properties style:column-width="8.504cm" style:rel-column-width="32782*"/>
    </style:style>
    <style:style style:name="Tableau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1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1cm" style:rel-column-width="38587*"/>
    </style:style>
    <style:style style:name="Tableau6.B" style:family="table-column">
      <style:table-column-properties style:column-width="6.99cm" style:rel-column-width="2694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0.01cm" style:rel-column-width="38587*"/>
    </style:style>
    <style:style style:name="Tableau7.B" style:family="table-column">
      <style:table-column-properties style:column-width="6.99cm" style:rel-column-width="2694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4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011cm"/>
    </style:style>
    <style:style style:name="Table2.B" style:family="table-column">
      <style:table-column-properties style:column-width="10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4cm" fo:border-left="0.05pt solid #000000" fo:border-right="none" fo:border-top="none" fo:border-bottom="0.05pt solid #000000"/>
    </style:style>
    <style:style style:name="Table2.B2" style:family="table-cell">
      <style:table-cell-properties fo:padding="0.3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4cm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0b94cb" officeooo:paragraph-rsid="000b94c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ba97b" officeooo:paragraph-rsid="000ba97b"/>
    </style:style>
    <style:style style:name="P4" style:family="paragraph" style:parent-style-name="Standard">
      <style:text-properties officeooo:rsid="000ba97b" officeooo:paragraph-rsid="000ea9b3"/>
    </style:style>
    <style:style style:name="P5" style:family="paragraph" style:parent-style-name="Standard">
      <style:text-properties officeooo:rsid="000ba97b" officeooo:paragraph-rsid="00125dc7"/>
    </style:style>
    <style:style style:name="P6" style:family="paragraph" style:parent-style-name="Standard">
      <style:text-properties officeooo:rsid="000ba97b" officeooo:paragraph-rsid="001326fa"/>
    </style:style>
    <style:style style:name="P7" style:family="paragraph" style:parent-style-name="Standard">
      <style:text-properties style:font-name="Consolas" officeooo:rsid="000ba97b" officeooo:paragraph-rsid="000d6de3"/>
    </style:style>
    <style:style style:name="P8" style:family="paragraph" style:parent-style-name="Standard">
      <style:text-properties style:font-name="Consolas" officeooo:rsid="000ba97b" officeooo:paragraph-rsid="00112b01"/>
    </style:style>
    <style:style style:name="P9" style:family="paragraph" style:parent-style-name="Standard">
      <style:text-properties style:font-name="Consolas" officeooo:rsid="000ba97b" officeooo:paragraph-rsid="001b6108"/>
    </style:style>
    <style:style style:name="P10" style:family="paragraph" style:parent-style-name="Standard">
      <style:text-properties style:font-name="Consolas" fo:font-weight="bold" officeooo:rsid="000ba97b" officeooo:paragraph-rsid="000d6de3" style:font-weight-asian="bold" style:font-weight-complex="bold"/>
    </style:style>
    <style:style style:name="P11" style:family="paragraph" style:parent-style-name="Standard">
      <style:text-properties style:font-name="Consolas" fo:font-weight="bold" officeooo:rsid="000ba97b" officeooo:paragraph-rsid="000ea9b3" style:font-weight-asian="bold" style:font-weight-complex="bold"/>
    </style:style>
    <style:style style:name="P12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1" fo:font-size="10pt" officeooo:paragraph-rsid="001f6cb7" style:font-size-asian="10pt" style:font-size-complex="10pt"/>
    </style:style>
    <style:style style:name="P13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1" fo:font-size="10pt" fo:font-weight="normal" officeooo:paragraph-rsid="001f6cb7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1f6cb7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d6de3" officeooo:paragraph-rsid="000d6de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ea9b3" officeooo:paragraph-rsid="000ea9b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paragraph-rsid="001f6cb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officeooo:paragraph-rsid="001f6cb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officeooo:paragraph-rsid="001f6cb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1" fo:font-size="10pt" fo:font-weight="bold" officeooo:paragraph-rsid="001f6cb7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officeooo:paragraph-rsid="001f6cb7"/>
    </style:style>
    <style:style style:name="P23" style:family="paragraph" style:parent-style-name="Standard_5f_code">
      <style:text-properties fo:color="#7f0055" fo:font-weight="bold" officeooo:paragraph-rsid="001f6cb7" style:font-weight-asian="bold" style:font-weight-complex="bold"/>
    </style:style>
    <style:style style:name="P24" style:family="paragraph" style:parent-style-name="Standard_5f_code">
      <style:text-properties fo:color="#000000" fo:font-size="10pt" officeooo:paragraph-rsid="001f6cb7" style:font-size-asian="10pt" style:font-size-complex="10pt"/>
    </style:style>
    <style:style style:name="P25" style:family="paragraph" style:parent-style-name="Standard_5f_code">
      <style:text-properties fo:color="#000000" style:font-name="Consolas" fo:font-size="10pt" officeooo:paragraph-rsid="001f6cb7" style:font-name-asian="Consolas" style:font-size-asian="10pt" style:font-name-complex="Consolas" style:font-size-complex="10pt"/>
    </style:style>
    <style:style style:name="P26" style:family="paragraph" style:parent-style-name="Standard_5f_code">
      <style:text-properties fo:color="#000000" style:font-name="Consolas" fo:font-size="8pt" officeooo:paragraph-rsid="001f6cb7" style:font-name-asian="Consolas" style:font-size-asian="8pt" style:font-name-complex="Consolas" style:font-size-complex="8pt"/>
    </style:style>
    <style:style style:name="P27" style:family="paragraph" style:parent-style-name="Standard_5f_code">
      <style:text-properties fo:color="#000000" style:font-name="Consolas" fo:font-size="14pt" fo:font-weight="bold" officeooo:paragraph-rsid="001f6cb7" style:font-name-asian="Consolas" style:font-size-asian="14pt" style:font-weight-asian="bold" style:font-name-complex="Consolas" style:font-size-complex="14pt" style:font-weight-complex="bold"/>
    </style:style>
    <style:style style:name="P28" style:family="paragraph" style:parent-style-name="Standard_5f_code">
      <style:text-properties fo:color="#000000" style:font-name="Consolas" officeooo:paragraph-rsid="001f6cb7" style:font-name-asian="Consolas" style:font-name-complex="Consolas"/>
    </style:style>
    <style:style style:name="P29" style:family="paragraph" style:parent-style-name="Standard_5f_code">
      <style:text-properties fo:color="#000000" fo:font-weight="bold" officeooo:paragraph-rsid="001f6cb7" style:font-weight-asian="bold" style:font-weight-complex="bold"/>
    </style:style>
    <style:style style:name="P30" style:family="paragraph" style:parent-style-name="Standard_5f_code">
      <style:text-properties fo:color="#000000" officeooo:paragraph-rsid="001f6cb7"/>
    </style:style>
    <style:style style:name="P31" style:family="paragraph" style:parent-style-name="Standard_5f_code">
      <style:text-properties fo:font-size="10pt" officeooo:paragraph-rsid="001f6cb7" style:font-size-asian="10pt" style:font-size-complex="10pt"/>
    </style:style>
    <style:style style:name="P32" style:family="paragraph" style:parent-style-name="Standard_5f_code">
      <loext:graphic-properties draw:fill="solid" draw:fill-color="#eeeeee" draw:opacity="100%"/>
      <style:paragraph-properties fo:background-color="#eeeeee"/>
      <style:text-properties fo:font-size="10pt" officeooo:paragraph-rsid="001f6cb7" style:font-size-asian="10pt" style:font-size-complex="10pt"/>
    </style:style>
    <style:style style:name="P33" style:family="paragraph" style:parent-style-name="Standard_5f_code">
      <style:text-properties fo:font-weight="normal" officeooo:paragraph-rsid="001f6cb7" style:font-weight-asian="normal" style:font-weight-complex="normal"/>
    </style:style>
    <style:style style:name="P34" style:family="paragraph" style:parent-style-name="Standard_5f_code">
      <style:text-properties fo:font-weight="bold" officeooo:paragraph-rsid="001f6cb7" style:font-weight-asian="bold" style:font-weight-complex="bold"/>
    </style:style>
    <style:style style:name="P35" style:family="paragraph" style:parent-style-name="Standard_5f_code">
      <style:text-properties fo:font-size="8pt" officeooo:paragraph-rsid="001f6cb7" style:font-size-asian="8pt" style:font-size-complex="8pt"/>
    </style:style>
    <style:style style:name="P36" style:family="paragraph" style:parent-style-name="Standard_5f_code">
      <loext:graphic-properties draw:fill="solid" draw:fill-color="#eeeeee" draw:opacity="100%"/>
      <style:paragraph-properties fo:background-color="#eeeeee"/>
      <style:text-properties fo:color="#808080" fo:font-size="10pt" style:text-underline-style="none" officeooo:paragraph-rsid="001f6cb7" style:font-size-asian="10pt" style:font-size-complex="10pt"/>
    </style:style>
    <style:style style:name="P37" style:family="paragraph" style:parent-style-name="Standard_5f_code">
      <style:text-properties fo:font-size="7pt" officeooo:paragraph-rsid="001f6cb7" style:font-size-asian="7pt" style:font-size-complex="7pt"/>
    </style:style>
    <style:style style:name="P38" style:family="paragraph" style:parent-style-name="Standard_5f_code">
      <style:text-properties officeooo:paragraph-rsid="001f6cb7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 style:list-style-name=""/>
    <style:style style:name="P42" style:family="paragraph" style:parent-style-name="Heading_20_1">
      <style:text-properties officeooo:rsid="001f6cb7" officeooo:paragraph-rsid="001f6cb7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Standard">
      <style:text-properties officeooo:rsid="000b94cb" officeooo:paragraph-rsid="000b94cb"/>
    </style:style>
    <style:style style:name="P45" style:family="paragraph" style:parent-style-name="Standard">
      <style:paragraph-properties fo:text-align="center" style:justify-single-word="false"/>
      <style:text-properties officeooo:rsid="000b94cb" officeooo:paragraph-rsid="000b94cb"/>
    </style:style>
    <style:style style:name="P46" style:family="paragraph" style:parent-style-name="Standard">
      <style:paragraph-properties fo:text-align="center" style:justify-single-word="false"/>
      <style:text-properties fo:font-size="10pt" officeooo:rsid="000b94cb" officeooo:paragraph-rsid="000b94cb" style:font-size-asian="10pt" style:font-size-complex="10pt"/>
    </style:style>
    <style:style style:name="T1" style:family="text">
      <style:text-properties officeooo:rsid="000bfcd9"/>
    </style:style>
    <style:style style:name="T2" style:family="text">
      <style:text-properties officeooo:rsid="000ea9b3"/>
    </style:style>
    <style:style style:name="T3" style:family="text">
      <style:text-properties officeooo:rsid="0010a8fe"/>
    </style:style>
    <style:style style:name="T4" style:family="text">
      <style:text-properties officeooo:rsid="00112b01"/>
    </style:style>
    <style:style style:name="T5" style:family="text">
      <style:text-properties officeooo:rsid="00125dc7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2b0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25dc7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nsolas"/>
    </style:style>
    <style:style style:name="T11" style:family="text">
      <style:text-properties style:font-name="Consolas" officeooo:rsid="00125dc7"/>
    </style:style>
    <style:style style:name="T12" style:family="text">
      <style:text-properties officeooo:rsid="00168d20"/>
    </style:style>
    <style:style style:name="T13" style:family="text">
      <style:text-properties officeooo:rsid="0017bc8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000000" style:font-name="Consolas" style:font-name-asian="Consolas" style:font-name-complex="Consolas"/>
    </style:style>
    <style:style style:name="T25" style:family="text">
      <style:text-properties fo:color="#000000" fo:font-size="8pt" style:font-size-asian="8pt" style:font-size-complex="8pt"/>
    </style:style>
    <style:style style:name="T26" style:family="text">
      <style:text-properties fo:color="#6a3e3e"/>
    </style:style>
    <style:style style:name="T27" style:family="text">
      <style:text-properties fo:color="#6a3e3e" fo:font-weight="bold" style:font-weight-asian="bold" style:font-weight-complex="bold"/>
    </style:style>
    <style:style style:name="T28" style:family="text">
      <style:text-properties fo:color="#6a3e3e" fo:font-size="8pt" style:font-size-asian="8pt" style:font-size-complex="8pt"/>
    </style:style>
    <style:style style:name="T29" style:family="text">
      <style:text-properties fo:color="#6a3e3e" fo:font-weight="normal" style:font-weight-asian="normal" style:font-weight-complex="normal"/>
    </style:style>
    <style:style style:name="T30" style:family="text">
      <style:text-properties fo:color="#0000c0"/>
    </style:style>
    <style:style style:name="T3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00c0" style:font-name="Consolas" fo:font-style="italic" fo:font-weight="bold" style:font-name-asian="Consolas" style:font-style-asian="italic" style:font-weight-asian="bold" style:font-name-complex="Consolas" style:font-style-complex="italic" style:font-weight-complex="bold"/>
    </style:style>
    <style:style style:name="T33" style:family="text">
      <style:text-properties fo:color="#2a00ff"/>
    </style:style>
    <style:style style:name="T34" style:family="text">
      <style:text-properties fo:color="#3f7f5f"/>
    </style:style>
    <style:style style:name="T35" style:family="text">
      <style:text-properties fo:color="#3f7f5f" style:text-underline-style="none"/>
    </style:style>
    <style:style style:name="T36" style:family="text">
      <style:text-properties fo:color="#3f7f5f" style:text-underline-style="solid" style:text-underline-width="auto" style:text-underline-color="font-color"/>
    </style:style>
    <style:style style:name="T37" style:family="text">
      <style:text-properties fo:color="#808080" style:text-underline-style="none"/>
    </style:style>
    <style:style style:name="T38" style:family="text">
      <style:text-properties officeooo:rsid="0021cc41"/>
    </style:style>
    <style:style style:name="T39" style:family="text">
      <style:text-properties officeooo:rsid="002f7a9d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2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43" style:family="text">
      <style:text-properties fo:font-variant="normal" fo:text-transform="none" fo:color="#000000" fo:letter-spacing="normal"/>
    </style:style>
    <style:style style:name="T44" style:family="text">
      <style:text-properties fo:font-variant="normal" fo:text-transform="none" fo:color="#000000" fo:font-size="10pt" fo:letter-spacing="normal" style:font-size-asian="10pt" style:font-size-complex="10pt"/>
    </style:style>
    <style:style style:name="T45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4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4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9">POO en </text:span>Java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pan text:style-name="T40"><draw:a xlink:type="simple" xlink:href="http://creativecommons.org/licenses/by/4.0/"><draw:frame draw:style-name="fr1" draw:name="Image1" text:anchor-type="as-char" svg:width="2.381cm" svg:height="0.873cm" draw:z-index="19"><draw:image xlink:href="Pictures/10000201000000580000001F501C3D662BC8CC27.png" xlink:type="simple" xlink:show="embed" xlink:actuate="onLoad" loext:mime-type="image/png"/><svg:title>Licence Creative Commons</svg:title></draw:frame></draw:a></text:span><text:span text:style-name="T47"><text:line-break/></text:span><text:span text:style-name="T42">POO en Java</text:span><text:span text:style-name="T44"> </text:span><text:span text:style-name="T42">de </text:span><text:a xlink:type="simple" xlink:href="https://github.com/michaelguedj/ens__poo_java/" text:style-name="Internet_20_link" text:visited-style-name="Visited_20_Internet_20_Link"><text:span text:style-name="T46">Dr Michaël GUEDJ</text:span></text:a><text:span text:style-name="T44"> </text:span><text:span text:style-name="T42">est mis à disposition selon les termes de la </text:span><text:a xlink:type="simple" xlink:href="http://creativecommons.org/licenses/by/4.0/" text:style-name="Internet_20_link" text:visited-style-name="Visited_20_Internet_20_Link"><text:span text:style-name="T46">licence Creative Commons Attribution 4.0 International</text:span></text:a><text:span text:style-name="T42">.</text:span><text:span text:style-name="T47"> </text:span></text:p>
      <text:p text:style-name="P46"><text:soft-page-break/></text:p>
      <text:p text:style-name="P4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_Toc373_3030506708" text:style-name="Index_20_Link" text:visited-style-name="Index_20_Link">I - Syntaxe de base<text:tab/>3</text:a></text:p>
          <text:p text:style-name="P39"><text:a xlink:type="simple" xlink:href="#__RefHeading___Toc375_3030506708" text:style-name="Index_20_Link" text:visited-style-name="Index_20_Link">II - Conventions de nommage<text:tab/>10</text:a></text:p>
          <text:p text:style-name="P39"><text:a xlink:type="simple" xlink:href="#__RefHeading___Toc377_3030506708" text:style-name="Index_20_Link" text:visited-style-name="Index_20_Link">III - Visibilité en Java<text:tab/>11</text:a></text:p>
          <text:p text:style-name="P39"><text:a xlink:type="simple" xlink:href="#__RefHeading___Toc379_3030506708" text:style-name="Index_20_Link" text:visited-style-name="Index_20_Link">IV - Getters imbriqués<text:tab/>12</text:a></text:p>
        </text:index-body>
      </text:table-of-content>
      <text:h text:style-name="Heading_20_1" text:outline-level="1"/>
      <text:h text:style-name="P41" text:outline-level="1"/>
      <text:h text:style-name="P43" text:outline-level="1"><text:bookmark-start text:name="__RefHeading___Toc373_3030506708"/><text:span text:style-name="T2">I - </text:span>Syntaxe de base<text:bookmark-end text:name="__RefHeading___Toc373_3030506708"/></text:h>
      <text:h text:style-name="Heading_20_4" text:outline-level="4">Mathématiques de base et langage Java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Mathématique</text:p>
          </table:table-cell>
          <table:table-cell table:style-name="Tableau1.B1" office:value-type="string">
            <text:p text:style-name="P21">Java</text:p>
          </table:table-cell>
        </table:table-row>
        <table:table-row>
          <table:table-cell table:style-name="Tableau1.A18" office:value-type="string">
            <text:p text:style-name="P20"><draw:frame draw:style-name="fr2" draw:name="Objet1" text:anchor-type="as-char" svg:y="-0.377cm" svg:width="1.009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au1.B18" office:value-type="string">
            <text:p text:style-name="P12">x*5</text:p>
          </table:table-cell>
        </table:table-row>
        <table:table-row>
          <table:table-cell table:style-name="Tableau1.A18" office:value-type="string">
            <text:p text:style-name="P20"><draw:frame draw:style-name="fr2" draw:name="Objet3" text:anchor-type="as-char" svg:y="-0.377cm" svg:width="1.02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(test)</text:p>
          </table:table-cell>
          <table:table-cell table:style-name="Tableau1.B18" office:value-type="string">
            <text:p text:style-name="P12">a == b</text:p>
          </table:table-cell>
        </table:table-row>
        <table:table-row>
          <table:table-cell table:style-name="Tableau1.A18" office:value-type="string">
            <text:p text:style-name="P20"><draw:frame draw:style-name="fr2" draw:name="Objet16" text:anchor-type="as-char" svg:y="-0.377cm" svg:width="0.995cm" svg:height="0.46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au1.B18" office:value-type="string">
            <text:p text:style-name="P12">a != b</text:p>
          </table:table-cell>
        </table:table-row>
        <table:table-row>
          <table:table-cell table:style-name="Tableau1.A18" office:value-type="string">
            <text:p text:style-name="P20"><draw:frame draw:style-name="fr2" draw:name="Objet4" text:anchor-type="as-char" svg:y="-0.377cm" svg:width="0.99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= b</text:p>
          </table:table-cell>
        </table:table-row>
        <table:table-row>
          <table:table-cell table:style-name="Tableau1.A18" office:value-type="string">
            <text:p text:style-name="P20"><draw:frame draw:style-name="fr2" draw:name="Objet5" text:anchor-type="as-char" svg:y="-0.377cm" svg:width="0.995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au1.B18" office:value-type="string">
            <text:p text:style-name="P12">a &gt;= b</text:p>
          </table:table-cell>
        </table:table-row>
        <table:table-row>
          <table:table-cell table:style-name="Tableau1.A18" office:value-type="string">
            <text:p text:style-name="P20"><draw:frame draw:style-name="fr2" draw:name="Objet6" text:anchor-type="as-char" svg:y="-0.377cm" svg:width="1.536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= b &amp;&amp; b &lt;= c</text:p>
          </table:table-cell>
        </table:table-row>
        <table:table-row>
          <table:table-cell table:style-name="Tableau1.A18" office:value-type="string">
            <text:p text:style-name="P20"><draw:frame draw:style-name="fr2" draw:name="Objet7" text:anchor-type="as-char" svg:y="-0.377cm" svg:width="1.46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 b <text:s/>&amp;&amp; b &lt; c</text:p>
          </table:table-cell>
        </table:table-row>
        <table:table-row>
          <table:table-cell table:style-name="Tableau1.A18" office:value-type="string">
            <text:p text:style-name="P20"><draw:frame draw:style-name="fr2" draw:name="Objet8" text:anchor-type="as-char" svg:y="-0.377cm" svg:width="1.584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au1.B18" office:value-type="string">
            <text:p text:style-name="P12">a == b &amp;&amp; b == c</text:p>
          </table:table-cell>
        </table:table-row>
        <table:table-row>
          <table:table-cell table:style-name="Tableau1.A10" office:value-type="boolean" office:boolean-value="true">
            <text:p text:style-name="P19">VRAI</text:p>
          </table:table-cell>
          <table:table-cell table:style-name="Tableau1.B18" office:value-type="string">
            <text:p text:style-name="P13">true</text:p>
          </table:table-cell>
        </table:table-row>
        <table:table-row>
          <table:table-cell table:style-name="Tableau1.A11" office:value-type="boolean" office:boolean-value="false">
            <text:p text:style-name="P19">FAUX</text:p>
          </table:table-cell>
          <table:table-cell table:style-name="Tableau1.B18" office:value-type="string">
            <text:p text:style-name="P13">false</text:p>
          </table:table-cell>
        </table:table-row>
        <table:table-row>
          <table:table-cell table:style-name="Tableau1.A18" office:value-type="string">
            <text:p text:style-name="P19">ET</text:p>
          </table:table-cell>
          <table:table-cell table:style-name="Tableau1.B18" office:value-type="string">
            <text:p text:style-name="P13">&amp;&amp;</text:p>
          </table:table-cell>
        </table:table-row>
        <table:table-row>
          <table:table-cell table:style-name="Tableau1.A18" office:value-type="string">
            <text:p text:style-name="P19">OU</text:p>
          </table:table-cell>
          <table:table-cell table:style-name="Tableau1.B18" office:value-type="string">
            <text:p text:style-name="P13">||</text:p>
          </table:table-cell>
        </table:table-row>
        <table:table-row>
          <table:table-cell table:style-name="Tableau1.A18" office:value-type="string">
            <text:p text:style-name="P20"><draw:frame draw:style-name="fr2" draw:name="Objet9" text:anchor-type="as-char" svg:y="-0.377cm" svg:width="0.958cm" svg:height="0.46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4">ET</text:span> <draw:frame draw:style-name="fr2" draw:name="Objet18" text:anchor-type="as-char" svg:y="-0.377cm" svg:width="0.928cm" svg:height="0.4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 b <text:span text:style-name="T15">&amp;&amp;</text:span> b &lt; c</text:p>
          </table:table-cell>
        </table:table-row>
        <table:table-row>
          <table:table-cell table:style-name="Tableau1.A18" office:value-type="string">
            <text:p text:style-name="P20"><draw:frame draw:style-name="fr2" draw:name="Objet10" text:anchor-type="as-char" svg:y="-0.377cm" svg:width="1.02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4">ET</text:span> <draw:frame draw:style-name="fr2" draw:name="Objet19" text:anchor-type="as-char" svg:y="-0.377cm" svg:width="0.99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au1.B18" office:value-type="string">
            <text:p text:style-name="P12">a == b <text:span text:style-name="T15">&amp;&amp;</text:span> b == c<text:span text:style-name="T38">l</text:span></text:p>
          </table:table-cell>
        </table:table-row>
        <table:table-row>
          <table:table-cell table:style-name="Tableau1.A18" office:value-type="string">
            <text:p text:style-name="P20"><draw:frame draw:style-name="fr2" draw:name="Objet11" text:anchor-type="as-char" svg:y="-0.377cm" svg:width="1.02cm" svg:height="0.46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4">OU</text:span> <draw:frame draw:style-name="fr2" draw:name="Objet20" text:anchor-type="as-char" svg:y="-0.377cm" svg:width="0.99cm" svg:height="0.46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au1.B18" office:value-type="string">
            <text:p text:style-name="P12">a == b <text:span text:style-name="T15">||</text:span> b == c</text:p>
          </table:table-cell>
        </table:table-row>
        <table:table-row>
          <table:table-cell table:style-name="Tableau1.A18" office:value-type="string">
            <text:p text:style-name="P20"><draw:frame draw:style-name="fr2" draw:name="Objet14" text:anchor-type="as-char" svg:y="-0.621cm" svg:width="3.159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au1.B18" office:value-type="string">
            <text:p text:style-name="P12">33+(5*x+40*y)/3</text:p>
          </table:table-cell>
        </table:table-row>
        <table:table-row>
          <table:table-cell table:style-name="Tableau1.A18" office:value-type="string">
            <text:p text:style-name="P20">3 est-il divisible par 2 ?</text:p>
          </table:table-cell>
          <table:table-cell table:style-name="Tableau1.B18" office:value-type="string">
            <text:p text:style-name="P12">3 % 2 == 0</text:p>
          </table:table-cell>
        </table:table-row>
      </table:table>
      <text:h text:style-name="Heading_20_4" text:outline-level="4">Fonction et appel de fonction</text:h>
      <text:p text:style-name="P23"/>
      <text:p text:style-name="P38"><text:span text:style-name="T16">public</text:span><text:span text:style-name="T19"> </text:span><text:span text:style-name="T16">class</text:span><text:span text:style-name="T19"> </text:span><text:span text:style-name="T20">MemoBase</text:span><text:span text:style-name="T19"> </text:span><text:span text:style-name="T20">{</text:span></text:p>
      <text:p text:style-name="P38"/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f(</text:span><text:span text:style-name="T16">float</text:span><text:span text:style-name="T18"> </text:span><text:span text:style-name="T26">x</text:span><text:span text:style-name="T18">) {</text:span></text:p>
      <text:p text:style-name="P38"><text:span text:style-name="T18"><text:tab/><text:tab/></text:span><text:span text:style-name="T16">return</text:span><text:span text:style-name="T18"> </text:span><text:span text:style-name="T26">x</text:span><text:span text:style-name="T18">+1;</text:span></text:p>
      <text:p text:style-name="P38"><text:tab/>}</text:p>
      <text:p text:style-name="P38"><text:tab/></text:p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8"><text:span text:style-name="T18"><text:tab/><text:tab/></text:span><text:span text:style-name="T16">float</text:span><text:span text:style-name="T18"> </text:span><text:span text:style-name="T26">x</text:span><text:span text:style-name="T18"> = </text:span><text:span text:style-name="T21">f</text:span><text:span text:style-name="T18">(1);</text:span></text:p>
      <text:p text:style-name="P38"><text:span text:style-name="T18"><text:tab/><text:tab/>System.</text:span><text:span text:style-name="T31">out</text:span><text:span text:style-name="T18">.println(</text:span><text:span text:style-name="T26">x</text:span><text:span text:style-name="T18">);</text:span></text:p>
      <text:p text:style-name="P38"><text:tab/>}</text:p>
      <text:p text:style-name="P38"/>
      <text:p text:style-name="P38">}</text:p>
      <text:h text:style-name="Heading_20_4" text:outline-level="4"><text:soft-page-break/>Fonction en appelant d'autres</text:h>
      <text:p text:style-name="P24"/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g(</text:span><text:span text:style-name="T16">float</text:span><text:span text:style-name="T18"> </text:span><text:span text:style-name="T26">x</text:span><text:span text:style-name="T18">) {</text:span></text:p>
      <text:p text:style-name="P31"><text:span text:style-name="T18"><text:tab/><text:tab/></text:span><text:span text:style-name="T16">return</text:span><text:span text:style-name="T18"> </text:span><text:span text:style-name="T26">x</text:span><text:span text:style-name="T18">+1;</text:span></text:p>
      <text:p text:style-name="P31"><text:tab/>}</text:p>
      <text:p text:style-name="P31"><text:tab/></text:p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h(</text:span><text:span text:style-name="T16">float</text:span><text:span text:style-name="T18"> </text:span><text:span text:style-name="T26">x</text:span><text:span text:style-name="T18">) {</text:span></text:p>
      <text:p text:style-name="P31"><text:span text:style-name="T18"><text:tab/><text:tab/></text:span><text:span text:style-name="T16">return</text:span><text:span text:style-name="T18"> </text:span><text:span text:style-name="T26">x</text:span><text:span text:style-name="T18">*</text:span><text:span text:style-name="T26">x</text:span><text:span text:style-name="T18">;</text:span></text:p>
      <text:p text:style-name="P31"><text:tab/>}</text:p>
      <text:p text:style-name="P31"><text:tab/></text:p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f(</text:span><text:span text:style-name="T16">float</text:span><text:span text:style-name="T18"> </text:span><text:span text:style-name="T26">x</text:span><text:span text:style-name="T18">) {</text:span></text:p>
      <text:p text:style-name="P31"><text:span text:style-name="T18"><text:tab/><text:tab/></text:span><text:span text:style-name="T16">return</text:span><text:span text:style-name="T18"> </text:span><text:span text:style-name="T21">g</text:span><text:span text:style-name="T18">(</text:span><text:span text:style-name="T26">x</text:span><text:span text:style-name="T18">) + </text:span><text:span text:style-name="T21">h</text:span><text:span text:style-name="T18">(</text:span><text:span text:style-name="T26">x</text:span><text:span text:style-name="T18">);</text:span></text:p>
      <text:p text:style-name="P31"><text:tab/>}</text:p>
      <text:p text:style-name="P31"/>
      <text:h text:style-name="Heading_20_4" text:outline-level="4">Condition si / sinon</text:h>
      <text:p text:style-name="P30"/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f(</text:span><text:span text:style-name="T16">char</text:span><text:span text:style-name="T18"> </text:span><text:span text:style-name="T26">c</text:span><text:span text:style-name="T18">) {</text:span></text:p>
      <text:p text:style-name="P38"><text:span text:style-name="T18"><text:tab/><text:tab/></text:span><text:span text:style-name="T16">if</text:span><text:span text:style-name="T18"> (</text:span><text:span text:style-name="T26">c</text:span><text:span text:style-name="T18"> == </text:span><text:span text:style-name="T33">'a'</text:span><text:span text:style-name="T18">) {</text:span></text:p>
      <text:p text:style-name="P38"><text:span text:style-name="T18"><text:tab/><text:tab/><text:tab/></text:span><text:span text:style-name="T16">return</text:span><text:span text:style-name="T18"> 1;</text:span></text:p>
      <text:p text:style-name="P38"><text:tab/><text:tab/>}</text:p>
      <text:p text:style-name="P38"><text:span text:style-name="T18"><text:tab/><text:tab/></text:span><text:span text:style-name="T16">else</text:span><text:span text:style-name="T18"> {</text:span></text:p>
      <text:p text:style-name="P38"><text:span text:style-name="T18"><text:tab/><text:tab/><text:tab/></text:span><text:span text:style-name="T16">return</text:span><text:span text:style-name="T18"> 0;</text:span></text:p>
      <text:p text:style-name="P38"><text:tab/><text:tab/>}</text:p>
      <text:p text:style-name="P38"><text:span text:style-name="T22"><text:tab/></text:span><text:span text:style-name="T23">}</text:span></text:p>
      <text:p text:style-name="P25"/>
      <text:h text:style-name="Heading_20_4" text:outline-level="4">Condition si / sinon si / sinon</text:h>
      <text:p text:style-name="P30"/>
      <text:p text:style-name="P38"><text:span text:style-name="T18"><text:tab/></text:span><text:span text:style-name="T16">public</text:span><text:span text:style-name="T19"> </text:span><text:span text:style-name="T16">static</text:span><text:span text:style-name="T19"> </text:span><text:span text:style-name="T16">void</text:span><text:span text:style-name="T18"> e(</text:span><text:span text:style-name="T16">double</text:span><text:span text:style-name="T18"> </text:span><text:span text:style-name="T26">x</text:span><text:span text:style-name="T18">) {</text:span></text:p>
      <text:p text:style-name="P38"><text:span text:style-name="T18"><text:tab/><text:tab/></text:span><text:span text:style-name="T16">if</text:span><text:span text:style-name="T18"> (</text:span><text:span text:style-name="T26">x</text:span><text:span text:style-name="T18"> &lt; 0) {</text:span></text:p>
      <text:p text:style-name="P38"><text:span text:style-name="T18"><text:tab/><text:tab/><text:tab/>System.</text:span><text:span text:style-name="T31">out</text:span><text:span text:style-name="T18">.println(</text:span><text:span text:style-name="T33">"negatif."</text:span><text:span text:style-name="T18">);</text:span></text:p>
      <text:p text:style-name="P38"><text:tab/><text:tab/>}</text:p>
      <text:p text:style-name="P38"><text:span text:style-name="T18"><text:tab/><text:tab/></text:span><text:span text:style-name="T16">else</text:span><text:span text:style-name="T18"> </text:span><text:span text:style-name="T16">if</text:span><text:span text:style-name="T18"> (</text:span><text:span text:style-name="T26">x</text:span><text:span text:style-name="T18"> == 0) {</text:span></text:p>
      <text:p text:style-name="P38"><text:span text:style-name="T18"><text:tab/><text:tab/><text:tab/>System.</text:span><text:span text:style-name="T31">out</text:span><text:span text:style-name="T18">.println(</text:span><text:span text:style-name="T33">"zero."</text:span><text:span text:style-name="T18">);</text:span></text:p>
      <text:p text:style-name="P38"><text:tab/><text:tab/>}</text:p>
      <text:p text:style-name="P38"><text:span text:style-name="T18"><text:tab/><text:tab/></text:span><text:span text:style-name="T16">else</text:span><text:span text:style-name="T18"> {</text:span></text:p>
      <text:p text:style-name="P38"><text:span text:style-name="T18"><text:tab/><text:tab/><text:tab/>System.</text:span><text:span text:style-name="T31">out</text:span><text:span text:style-name="T18">.println(</text:span><text:span text:style-name="T33">"positif."</text:span><text:span text:style-name="T18">);</text:span></text:p>
      <text:p text:style-name="P38"><text:tab/><text:tab/>}</text:p>
      <text:p text:style-name="P38"><text:tab/>}</text:p>
      <text:p text:style-name="P38"><text:tab/></text:p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1"><text:tab/><text:tab/><text:span text:style-name="T9">e</text:span>(1);</text:p>
      <text:p text:style-name="P25"><text:tab/>}</text:p>
      <text:p text:style-name="P25"/>
      <text:p text:style-name="Text_20_body"/>
      <text:p text:style-name="Text_20_body"/>
      <text:h text:style-name="Heading_20_4" text:outline-level="4"><text:soft-page-break/>Encadrement</text:h>
      <text:p text:style-name="P33"/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boolean</text:span><text:span text:style-name="T18"> encadrement(</text:span><text:span text:style-name="T16">double</text:span><text:span text:style-name="T18"> </text:span><text:span text:style-name="T26">x</text:span><text:span text:style-name="T18">, </text:span><text:span text:style-name="T16">double</text:span><text:span text:style-name="T18"> </text:span><text:span text:style-name="T26">a</text:span><text:span text:style-name="T18">, </text:span><text:span text:style-name="T16">double</text:span><text:span text:style-name="T18"> </text:span><text:span text:style-name="T26">b</text:span><text:span text:style-name="T18">) {</text:span></text:p>
      <text:p text:style-name="P38"><text:span text:style-name="T18"><text:tab/><text:tab/></text:span><text:span text:style-name="T16">if</text:span><text:span text:style-name="T18"> (</text:span><text:span text:style-name="T26">a</text:span><text:span text:style-name="T18"> &lt;= </text:span><text:span text:style-name="T26">x</text:span><text:span text:style-name="T18"> &amp;&amp; </text:span><text:span text:style-name="T26">x</text:span><text:span text:style-name="T18">&lt;= </text:span><text:span text:style-name="T26">b</text:span><text:span text:style-name="T18">) {</text:span></text:p>
      <text:p text:style-name="P38"><text:span text:style-name="T18"><text:tab/><text:tab/><text:tab/></text:span><text:span text:style-name="T16">return</text:span><text:span text:style-name="T18"> </text:span><text:span text:style-name="T16">true</text:span><text:span text:style-name="T18">;</text:span></text:p>
      <text:p text:style-name="P31"><text:tab/><text:tab/>}</text:p>
      <text:p text:style-name="P31"><text:span text:style-name="T18"><text:tab/><text:tab/></text:span><text:span text:style-name="T16">else</text:span><text:span text:style-name="T18"> {</text:span></text:p>
      <text:p text:style-name="P31"><text:span text:style-name="T18"><text:tab/><text:tab/><text:tab/></text:span><text:span text:style-name="T16">return</text:span><text:span text:style-name="T18"> </text:span><text:span text:style-name="T16">false</text:span><text:span text:style-name="T18">;</text:span></text:p>
      <text:p text:style-name="P31"><text:tab/><text:tab/>}</text:p>
      <text:p text:style-name="P25"><text:tab/>}</text:p>
      <text:p text:style-name="P25"/>
      <text:h text:style-name="Heading_20_4" text:outline-level="4">Utilisation d'un « ou » logique</text:h>
      <text:p text:style-name="P29"/>
      <text:p text:style-name="P38"><text:span text:style-name="T19"><text:tab/></text:span><text:span text:style-name="T16">public</text:span><text:span text:style-name="T19"> </text:span><text:span text:style-name="T16">static</text:span><text:span text:style-name="T19"> </text:span><text:span text:style-name="T16">boolean</text:span><text:span text:style-name="T19"> toto(</text:span><text:span text:style-name="T16">char</text:span><text:span text:style-name="T19"> </text:span><text:span text:style-name="T27">x</text:span><text:span text:style-name="T19">, </text:span><text:span text:style-name="T16">char</text:span><text:span text:style-name="T19"> </text:span><text:span text:style-name="T27">a</text:span><text:span text:style-name="T19">, </text:span><text:span text:style-name="T16">char</text:span><text:span text:style-name="T19"> </text:span><text:span text:style-name="T27">b</text:span><text:span text:style-name="T19">) </text:span><text:span text:style-name="T20">{</text:span></text:p>
      <text:p text:style-name="P38"><text:span text:style-name="T18"><text:tab/><text:tab/></text:span><text:span text:style-name="T16">if</text:span><text:span text:style-name="T18"> (</text:span><text:span text:style-name="T26">x</text:span><text:span text:style-name="T18"> == </text:span><text:span text:style-name="T26">a</text:span><text:span text:style-name="T18"> || </text:span><text:span text:style-name="T26">x</text:span><text:span text:style-name="T18"> == </text:span><text:span text:style-name="T26">b</text:span><text:span text:style-name="T18">) {</text:span></text:p>
      <text:p text:style-name="P38"><text:span text:style-name="T18"><text:tab/><text:tab/><text:tab/></text:span><text:span text:style-name="T16">return</text:span><text:span text:style-name="T18"> </text:span><text:span text:style-name="T16">true</text:span><text:span text:style-name="T18">;</text:span></text:p>
      <text:p text:style-name="P38"><text:tab/><text:tab/>}</text:p>
      <text:p text:style-name="P38"><text:span text:style-name="T18"><text:tab/><text:tab/></text:span><text:span text:style-name="T16">else</text:span><text:span text:style-name="T18"> {</text:span></text:p>
      <text:p text:style-name="P38"><text:span text:style-name="T18"><text:tab/><text:tab/><text:tab/></text:span><text:span text:style-name="T16">return</text:span><text:span text:style-name="T18"> </text:span><text:span text:style-name="T16">false</text:span><text:span text:style-name="T18">;</text:span></text:p>
      <text:p text:style-name="P38"><text:tab/><text:tab/>}</text:p>
      <text:p text:style-name="P38"><text:tab/>}</text:p>
      <text:p text:style-name="P38"><text:tab/></text:p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8"><text:span text:style-name="T18"><text:tab/><text:tab/>System.</text:span><text:span text:style-name="T31">out</text:span><text:span text:style-name="T18">.println(</text:span><text:span text:style-name="T21">toto</text:span><text:span text:style-name="T18">(</text:span><text:span text:style-name="T33">'y'</text:span><text:span text:style-name="T18">, </text:span><text:span text:style-name="T33">'c'</text:span><text:span text:style-name="T18">, </text:span><text:span text:style-name="T33">'y'</text:span><text:span text:style-name="T18">));</text:span></text:p>
      <text:p text:style-name="P31"><text:tab/><text:tab/></text:p>
      <text:p text:style-name="P25"><text:tab/>}</text:p>
      <text:p text:style-name="P33">/*</text:p>
      <text:p text:style-name="P33">affichage : true</text:p>
      <text:p text:style-name="P33">*/</text:p>
      <text:p text:style-name="P33"/>
      <text:h text:style-name="Heading_20_4" text:outline-level="4">Différence entre fonction et procédure</text:h>
      <text:p text:style-name="P34"/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int</text:span><text:span text:style-name="T18"> toto(</text:span><text:span text:style-name="T16">int</text:span><text:span text:style-name="T18"> </text:span><text:span text:style-name="T26">x</text:span><text:span text:style-name="T18">, </text:span><text:span text:style-name="T16">int</text:span><text:span text:style-name="T18"> </text:span><text:span text:style-name="T26">y</text:span><text:span text:style-name="T18">) {</text:span></text:p>
      <text:p text:style-name="P38"><text:span text:style-name="T18"><text:tab/><text:tab/></text:span><text:span text:style-name="T16">return</text:span><text:span text:style-name="T18"> </text:span><text:span text:style-name="T26">x</text:span><text:span text:style-name="T18">+</text:span><text:span text:style-name="T26">y</text:span><text:span text:style-name="T18">;</text:span></text:p>
      <text:p text:style-name="P38"><text:tab/>}</text:p>
      <text:p text:style-name="P38"><text:tab/></text:p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8"><text:span text:style-name="T18"><text:tab/><text:tab/>System.</text:span><text:span text:style-name="T31">out</text:span><text:span text:style-name="T18">.println(</text:span><text:span text:style-name="T21">toto</text:span><text:span text:style-name="T18">(1, 2));</text:span></text:p>
      <text:p text:style-name="P25"><text:tab/>}</text:p>
      <text:p text:style-name="P33"/>
      <text:p text:style-name="P14"/>
      <text:p text:style-name="P33"/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toto(</text:span><text:span text:style-name="T16">int</text:span><text:span text:style-name="T18"> </text:span><text:span text:style-name="T26">x</text:span><text:span text:style-name="T18">, </text:span><text:span text:style-name="T16">int</text:span><text:span text:style-name="T18"> </text:span><text:span text:style-name="T26">y</text:span><text:span text:style-name="T18">) {</text:span></text:p>
      <text:p text:style-name="P31"><text:span text:style-name="T18"><text:tab/><text:tab/>System.</text:span><text:span text:style-name="T31">out</text:span><text:span text:style-name="T18">.println(</text:span><text:span text:style-name="T26">x</text:span><text:span text:style-name="T18">+</text:span><text:span text:style-name="T26">y</text:span><text:span text:style-name="T18">);</text:span></text:p>
      <text:p text:style-name="P31"><text:tab/>}</text:p>
      <text:p text:style-name="P31"><text:tab/></text:p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1"><text:tab/><text:tab/><text:span text:style-name="T9">toto</text:span>(1, 2);</text:p>
      <text:p text:style-name="P25"><text:tab/>}</text:p>
      <text:p text:style-name="P38"/>
      <text:h text:style-name="Heading_20_4" text:outline-level="4"><text:soft-page-break/>Pseudo-code et Java en vis-à-vi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8"><text:span text:style-name="T14">fonction</text:span> toto(x)<text:line-break/> <text:s text:c="3"/><text:span text:style-name="T14">si</text:span> x=="toto" <text:span text:style-name="T14">alors</text:span></text:p>
            <text:p text:style-name="P38"><text:s text:c="8"/><text:span text:style-name="T14">retourner</text:span> <text:span text:style-name="T14">VRAI</text:span></text:p>
            <text:p text:style-name="P38"><text:s text:c="4"/><text:span text:style-name="T14">sinon</text:span>:</text:p>
            <text:p text:style-name="P38"><text:s text:c="8"/><text:span text:style-name="T14">retourner</text:span> <text:span text:style-name="T14">FAUX</text:span><text:line-break/> <text:s text:c="3"/><text:span text:style-name="T14">fin si</text:span></text:p>
          </table:table-cell>
          <table:table-cell table:style-name="Tableau2.B1" office:value-type="string">
            <text:p text:style-name="P35"><text:span text:style-name="T16">public</text:span><text:span text:style-name="T18"> </text:span><text:span text:style-name="T16">static</text:span><text:span text:style-name="T18"> </text:span><text:span text:style-name="T16">boolean </text:span><text:span text:style-name="T18">toto(String </text:span><text:span text:style-name="T26">s</text:span><text:span text:style-name="T18">) {</text:span></text:p>
            <text:p text:style-name="P35"><text:span text:style-name="T18"><text:tab/></text:span><text:span text:style-name="T16">if</text:span><text:span text:style-name="T18"> (</text:span><text:span text:style-name="T26">s</text:span><text:span text:style-name="T18">.equals(</text:span><text:span text:style-name="T33">"toto"</text:span><text:span text:style-name="T18">))</text:span></text:p>
            <text:p text:style-name="P35"><text:span text:style-name="T18"><text:tab/><text:tab/></text:span><text:span text:style-name="T16">return</text:span><text:span text:style-name="T18"> </text:span><text:span text:style-name="T16">true</text:span><text:span text:style-name="T18">;</text:span></text:p>
            <text:p text:style-name="P35"><text:span text:style-name="T18"><text:tab/></text:span><text:span text:style-name="T16">else</text:span></text:p>
            <text:p text:style-name="P35"><text:span text:style-name="T18"><text:tab/><text:tab/></text:span><text:span text:style-name="T16">return</text:span><text:span text:style-name="T18"> </text:span><text:span text:style-name="T16">false</text:span><text:span text:style-name="T18">;</text:span></text:p>
            <text:p text:style-name="P26">}</text:p>
          </table:table-cell>
        </table:table-row>
      </table:table>
      <text:h text:style-name="Heading_20_4" text:outline-level="4">Boucle « pour » : afficher les entiers de <text:span text:style-name="T9">0</text:span> à <text:span text:style-name="T9">n-1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8"><text:span text:style-name="T14">procédure</text:span> afficher(n)<text:line-break/> <text:s text:c="3"/><text:span text:style-name="T14">pour</text:span> i = 0, ..., n-1 <text:span text:style-name="T14">alors</text:span></text:p>
            <text:p text:style-name="P38"><text:s text:c="8"/><text:span text:style-name="T14">affichage</text:span>(i)<text:line-break/> <text:s text:c="3"/><text:span text:style-name="T14">fin pour</text:span></text:p>
          </table:table-cell>
          <table:table-cell table:style-name="Tableau3.B1" office:value-type="string">
            <text:p text:style-name="P38"><text:span text:style-name="T17">public</text:span><text:span text:style-name="T25"> </text:span><text:span text:style-name="T17">static</text:span><text:span text:style-name="T25"> </text:span><text:span text:style-name="T17">void</text:span><text:span text:style-name="T25"> afficher(</text:span><text:span text:style-name="T17">int</text:span><text:span text:style-name="T25"> </text:span><text:span text:style-name="T28">n</text:span><text:span text:style-name="T25">) {</text:span></text:p>
            <text:p text:style-name="P35"><text:span text:style-name="T18"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 {</text:span></text:p>
            <text:p text:style-name="P35"><text:span text:style-name="T18"><text:tab/><text:tab/>System.</text:span><text:span text:style-name="T31">out</text:span><text:span text:style-name="T18">.println(</text:span><text:span text:style-name="T26">i</text:span><text:span text:style-name="T18">);</text:span></text:p>
            <text:p text:style-name="P35"><text:tab/>}</text:p>
            <text:p text:style-name="P26">}</text:p>
          </table:table-cell>
        </table:table-row>
      </table:table>
      <text:h text:style-name="Heading_20_4" text:outline-level="4">Boucle « tant que » : afficher les entiers de <text:span text:style-name="T9">0</text:span> à <text:span text:style-name="T9">n-1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8"><text:span text:style-name="T14">procédure</text:span> afficher(n)<text:line-break/> <text:s text:c="3"/>i = 0<text:line-break/> <text:s text:c="3"/><text:span text:style-name="T14">tant que</text:span> i &lt;= n-1 <text:span text:style-name="T14">faire</text:span></text:p>
            <text:p text:style-name="P38"><text:s text:c="8"/><text:span text:style-name="T14">affichage</text:span>(i)<text:line-break/> <text:s text:c="7"/>i = i+1<text:line-break/> <text:s text:c="3"/><text:span text:style-name="T14">fin tant que</text:span></text:p>
          </table:table-cell>
          <table:table-cell table:style-name="Tableau4.B1" office:value-type="string">
            <text:p text:style-name="P35"><text:span text:style-name="T16">public</text:span><text:span text:style-name="T18"> </text:span><text:span text:style-name="T16">static</text:span><text:span text:style-name="T18"> </text:span><text:span text:style-name="T16">void</text:span><text:span text:style-name="T18"> afficher(</text:span><text:span text:style-name="T16">int</text:span><text:span text:style-name="T18"> </text:span><text:span text:style-name="T26">n</text:span><text:span text:style-name="T18">) {</text:span></text:p>
            <text:p text:style-name="P35"><text:span text:style-name="T18"><text:tab/></text:span><text:span text:style-name="T16">int</text:span><text:span text:style-name="T18"> </text:span><text:span text:style-name="T26">i</text:span><text:span text:style-name="T18">=0;</text:span></text:p>
            <text:p text:style-name="P35"><text:span text:style-name="T18"><text:tab/></text:span><text:span text:style-name="T16">while</text:span><text:span text:style-name="T18"> (</text:span><text:span text:style-name="T26">i</text:span><text:span text:style-name="T18">&lt;</text:span><text:span text:style-name="T26">n</text:span><text:span text:style-name="T18">) {</text:span></text:p>
            <text:p text:style-name="P35"><text:span text:style-name="T18"><text:tab/><text:tab/>System.</text:span><text:span text:style-name="T31">out</text:span><text:span text:style-name="T18">.println(</text:span><text:span text:style-name="T26">i</text:span><text:span text:style-name="T18">);</text:span></text:p>
            <text:p text:style-name="P35"><text:span text:style-name="T18"><text:tab/><text:tab/></text:span><text:span text:style-name="T26">i</text:span><text:span text:style-name="T18">++;</text:span></text:p>
            <text:p text:style-name="P35"><text:tab/>}</text:p>
            <text:p text:style-name="P26">}</text:p>
          </table:table-cell>
        </table:table-row>
      </table:table>
      <text:h text:style-name="Heading_20_4" text:outline-level="4">Affichage des éléments d'un tableau</text:h>
      <text:p text:style-name="P31"/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afficher(</text:span><text:span text:style-name="T16">int</text:span><text:span text:style-name="T18"> </text:span><text:span text:style-name="T26">tab</text:span><text:span text:style-name="T18">[]) </text:span>{</text:p>
      <text:p text:style-name="P31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1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31"><text:span text:style-name="T18"><text:tab/> <text:s text:c="3"/><text:tab/><text:tab/>System.</text:span><text:span text:style-name="T31">out</text:span><text:span text:style-name="T18">.print(</text:span><text:span text:style-name="T26">tab</text:span><text:span text:style-name="T18">[</text:span><text:span text:style-name="T26">i</text:span><text:span text:style-name="T18">] + " ");</text:span></text:p>
      <text:p text:style-name="P31"><text:span text:style-name="T18"><text:tab/><text:tab/></text:span><text:span text:style-name="T24">System.</text:span><text:span text:style-name="T32">out</text:span><text:span text:style-name="T24">.println();</text:span></text:p>
      <text:p text:style-name="P31"><text:tab/>}</text:p>
      <text:p text:style-name="P31"/>
      <text:p text:style-name="P3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1"><text:span text:style-name="T18"><text:tab/> <text:s text:c="3"/></text:span><text:span text:style-name="T16">int</text:span><text:span text:style-name="T18"> </text:span><text:span text:style-name="T26">t</text:span><text:span text:style-name="T18">[] = </text:span><text:span text:style-name="T16">new</text:span><text:span text:style-name="T18"> </text:span><text:span text:style-name="T16">int</text:span><text:span text:style-name="T18">[4];</text:span></text:p>
      <text:p text:style-name="P31"><text:span text:style-name="T18"><text:tab/> <text:s text:c="3"/></text:span><text:span text:style-name="T26">t</text:span><text:span text:style-name="T18">[0] = 4;</text:span></text:p>
      <text:p text:style-name="P31"><text:span text:style-name="T18"><text:tab/> <text:s text:c="3"/></text:span><text:span text:style-name="T26">t</text:span><text:span text:style-name="T18">[1] = 3;</text:span></text:p>
      <text:p text:style-name="P31"><text:span text:style-name="T18"><text:tab/> <text:s text:c="3"/></text:span><text:span text:style-name="T26">t</text:span><text:span text:style-name="T18">[2] = 2;</text:span></text:p>
      <text:p text:style-name="P31"><text:span text:style-name="T18"><text:tab/> <text:s text:c="3"/></text:span><text:span text:style-name="T26">t</text:span><text:span text:style-name="T18">[3] = 1;</text:span></text:p>
      <text:p text:style-name="P31"><text:span text:style-name="T18"><text:tab/> <text:s text:c="3"/></text:span><text:span text:style-name="T21">afficher</text:span><text:span text:style-name="T18">(</text:span><text:span text:style-name="T26">t</text:span><text:span text:style-name="T18">);</text:span></text:p>
      <text:p text:style-name="P25"><text:tab/>}</text:p>
      <text:p text:style-name="P38"/>
      <text:h text:style-name="Heading_20_4" text:outline-level="4">Somme des éléments d'un tableau</text:h>
      <text:p text:style-name="P34"/>
      <text:p text:style-name="P38"><text:span text:style-name="T19"><text:tab/></text:span><text:span text:style-name="T16">public</text:span><text:span text:style-name="T19"> </text:span><text:span text:style-name="T16">static</text:span><text:span text:style-name="T19"> </text:span><text:span text:style-name="T16">double</text:span><text:span text:style-name="T19"> </text:span><text:span text:style-name="T20">somme(</text:span><text:span text:style-name="T16">double</text:span><text:span text:style-name="T20"> </text:span><text:span text:style-name="T29">tab</text:span><text:span text:style-name="T20">[]) {</text:span></text:p>
      <text:p text:style-name="P38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8"><text:span text:style-name="T18"><text:tab/><text:tab/></text:span><text:span text:style-name="T16">double</text:span><text:span text:style-name="T18"> </text:span><text:span text:style-name="T26">res</text:span><text:span text:style-name="T18"> = 0;</text:span></text:p>
      <text:p text:style-name="P38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38"><text:span text:style-name="T18"><text:tab/> <text:s text:c="3"/><text:tab/><text:tab/></text:span><text:span text:style-name="T26">res</text:span><text:span text:style-name="T18"> = </text:span><text:span text:style-name="T26">res</text:span><text:span text:style-name="T18"> + </text:span><text:span text:style-name="T26">tab</text:span><text:span text:style-name="T18">[</text:span><text:span text:style-name="T26">i</text:span><text:span text:style-name="T18">];</text:span></text:p>
      <text:p text:style-name="P38"><text:soft-page-break/><text:span text:style-name="T18"><text:tab/> <text:s text:c="2"/><text:tab/></text:span><text:span text:style-name="T16">return</text:span><text:span text:style-name="T18"> </text:span><text:span text:style-name="T26">res</text:span><text:span text:style-name="T18">;</text:span></text:p>
      <text:p text:style-name="P38"><text:span text:style-name="T22"><text:tab/></text:span><text:span text:style-name="T23">}</text:span></text:p>
      <text:p text:style-name="P27"/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8"><text:span text:style-name="T18"><text:tab/><text:tab/></text:span><text:span text:style-name="T16">double</text:span><text:span text:style-name="T18"> </text:span><text:span text:style-name="T26">t</text:span><text:span text:style-name="T18">[] = </text:span><text:span text:style-name="T16">new</text:span><text:span text:style-name="T18"> </text:span><text:span text:style-name="T16">double</text:span><text:span text:style-name="T18">[4];</text:span></text:p>
      <text:p text:style-name="P38"><text:span text:style-name="T18"><text:tab/> <text:s text:c="3"/></text:span><text:span text:style-name="T26">t</text:span><text:span text:style-name="T18">[0] = 4.3;</text:span></text:p>
      <text:p text:style-name="P38"><text:span text:style-name="T18"><text:tab/> <text:s text:c="3"/></text:span><text:span text:style-name="T26">t</text:span><text:span text:style-name="T18">[1] = 3.4;</text:span></text:p>
      <text:p text:style-name="P38"><text:span text:style-name="T18"><text:tab/> <text:s text:c="3"/></text:span><text:span text:style-name="T26">t</text:span><text:span text:style-name="T18">[2] = 2.5;</text:span></text:p>
      <text:p text:style-name="P38"><text:span text:style-name="T18"><text:tab/> <text:s text:c="3"/></text:span><text:span text:style-name="T26">t</text:span><text:span text:style-name="T18">[3] = 1.3;</text:span></text:p>
      <text:p text:style-name="P38"><text:span text:style-name="T18"><text:tab/> <text:s text:c="3"/>System.</text:span><text:span text:style-name="T31">out</text:span><text:span text:style-name="T18">.println(</text:span><text:span text:style-name="T21">somme</text:span><text:span text:style-name="T18">(</text:span><text:span text:style-name="T26">t</text:span><text:span text:style-name="T18">));</text:span></text:p>
      <text:p text:style-name="P25"><text:tab/>}</text:p>
      <text:p text:style-name="P25"/>
      <text:h text:style-name="Heading_20_4" text:outline-level="4">Affichage simultané de deux tableaux</text:h>
      <text:p text:style-name="P34"/>
      <text:p text:style-name="P38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afficher2(</text:span><text:span text:style-name="T16">int</text:span><text:span text:style-name="T18"> </text:span><text:span text:style-name="T26">tab1</text:span><text:span text:style-name="T18">[], </text:span><text:span text:style-name="T16">int</text:span><text:span text:style-name="T18"> </text:span><text:span text:style-name="T26">tab2</text:span><text:span text:style-name="T18">[]) </text:span>{</text:p>
      <text:p text:style-name="P38"><text:span text:style-name="T18"><text:tab/><text:tab/></text:span><text:span text:style-name="T16">if</text:span><text:span text:style-name="T18"> (</text:span><text:span text:style-name="T26">tab1</text:span><text:span text:style-name="T18">.</text:span><text:span text:style-name="T30">length</text:span><text:span text:style-name="T18"> != </text:span><text:span text:style-name="T26">tab2</text:span><text:span text:style-name="T18">.</text:span><text:span text:style-name="T30">length</text:span><text:span text:style-name="T18">)</text:span></text:p>
      <text:p text:style-name="P38"><text:span text:style-name="T18"><text:tab/><text:tab/><text:tab/></text:span><text:span text:style-name="T16">return</text:span><text:span text:style-name="T18"> ;</text:span></text:p>
      <text:p text:style-name="P38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1</text:span><text:span text:style-name="T18">.</text:span><text:span text:style-name="T30">length</text:span><text:span text:style-name="T18">;</text:span></text:p>
      <text:p text:style-name="P38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38"><text:span text:style-name="T18"><text:tab/> <text:s text:c="3"/><text:tab/><text:tab/>System.</text:span><text:span text:style-name="T31">out</text:span><text:span text:style-name="T18">.println(</text:span><text:span text:style-name="T26">tab1</text:span><text:span text:style-name="T18">[</text:span><text:span text:style-name="T26">i</text:span><text:span text:style-name="T18">]+ </text:span><text:span text:style-name="T33">", "</text:span><text:span text:style-name="T18">+ </text:span><text:span text:style-name="T26">tab2</text:span><text:span text:style-name="T18">[</text:span><text:span text:style-name="T26">i</text:span><text:span text:style-name="T18">]);</text:span></text:p>
      <text:p text:style-name="P25"><text:tab/>}</text:p>
      <text:p text:style-name="P25"/>
      <text:h text:style-name="Heading_20_4" text:outline-level="4">Somme de deux tableaux terme à terme dans un troisième</text:h>
      <text:p text:style-name="P30"><text:tab/></text:p>
      <text:p text:style-name="P38"><text:span text:style-name="T19"><text:tab/></text:span><text:span text:style-name="T16">public</text:span><text:span text:style-name="T18"> </text:span><text:span text:style-name="T16">static</text:span><text:span text:style-name="T18"> </text:span><text:span text:style-name="T16">int</text:span><text:span text:style-name="T18"> [] somme2(</text:span><text:span text:style-name="T16">int</text:span><text:span text:style-name="T18"> </text:span><text:span text:style-name="T26">tab1</text:span><text:span text:style-name="T18">[], </text:span><text:span text:style-name="T16">int</text:span><text:span text:style-name="T18"> </text:span><text:span text:style-name="T26">tab2</text:span><text:span text:style-name="T18">[]) </text:span>{</text:p>
      <text:p text:style-name="P38"><text:span text:style-name="T18"><text:tab/><text:tab/></text:span><text:span text:style-name="T34">// on suppose tab1.length = tab2.length</text:span></text:p>
      <text:p text:style-name="P38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1</text:span><text:span text:style-name="T18">.</text:span><text:span text:style-name="T30">length</text:span><text:span text:style-name="T18">;</text:span></text:p>
      <text:p text:style-name="P38"><text:span text:style-name="T18"><text:tab/><text:tab/></text:span><text:span text:style-name="T16">int</text:span><text:span text:style-name="T18"> </text:span><text:span text:style-name="T26">tab3</text:span><text:span text:style-name="T18">[] <text:s/>= </text:span><text:span text:style-name="T16">new</text:span><text:span text:style-name="T18"> </text:span><text:span text:style-name="T16">int</text:span><text:span text:style-name="T18">[</text:span><text:span text:style-name="T26">n</text:span><text:span text:style-name="T18">];</text:span></text:p>
      <text:p text:style-name="P38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38"><text:span text:style-name="T18"><text:tab/> <text:s text:c="3"/><text:tab/><text:tab/></text:span><text:span text:style-name="T26">tab3</text:span><text:span text:style-name="T18">[</text:span><text:span text:style-name="T26">i</text:span><text:span text:style-name="T18">] =</text:span><text:span text:style-name="T26">tab1</text:span><text:span text:style-name="T18">[</text:span><text:span text:style-name="T26">i</text:span><text:span text:style-name="T18">]+</text:span><text:span text:style-name="T26">tab2</text:span><text:span text:style-name="T18">[</text:span><text:span text:style-name="T26">i</text:span><text:span text:style-name="T18">];</text:span></text:p>
      <text:p text:style-name="P38"><text:span text:style-name="T18"><text:tab/> <text:s text:c="3"/><text:tab/></text:span><text:span text:style-name="T16">return</text:span><text:span text:style-name="T18"> </text:span><text:span text:style-name="T26">tab3</text:span><text:span text:style-name="T18">;</text:span></text:p>
      <text:p text:style-name="P38"><text:span text:style-name="T22"><text:tab/></text:span><text:span text:style-name="T23">}</text:span></text:p>
      <text:p text:style-name="P38"/>
      <text:h text:style-name="Heading_20_4" text:outline-level="4">Afficher le k-ième élément d'un tableau</text:h>
      <text:p text:style-name="P31"/>
      <text:p text:style-name="P31"><text:span text:style-name="T18"><text:tab/></text:span><text:span text:style-name="T16">static</text:span><text:span text:style-name="T18"> </text:span><text:span text:style-name="T16">char</text:span><text:span text:style-name="T18"> kIeme(</text:span><text:span text:style-name="T16">char</text:span><text:span text:style-name="T18"> </text:span><text:span text:style-name="T26">tab</text:span><text:span text:style-name="T18">[], </text:span><text:span text:style-name="T16">int</text:span><text:span text:style-name="T18"> </text:span><text:span text:style-name="T26">j</text:span><text:span text:style-name="T18">) {</text:span></text:p>
      <text:p text:style-name="P31"><text:span text:style-name="T19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1"><text:span text:style-name="T18"><text:tab/> <text:s text:c="2"/><text:tab/></text:span><text:span text:style-name="T34">// </text:span><text:span text:style-name="T35">index bien défini ?</text:span></text:p>
      <text:p text:style-name="P31"><text:span text:style-name="T18"><text:tab/> <text:s text:c="3"/><text:tab/></text:span><text:span text:style-name="T16">if</text:span><text:span text:style-name="T18"> (0&lt;=</text:span><text:span text:style-name="T26">j</text:span><text:span text:style-name="T18"> &amp;&amp; </text:span><text:span text:style-name="T26">j</text:span><text:span text:style-name="T18">&lt;=</text:span><text:span text:style-name="T26">n</text:span><text:span text:style-name="T18">-1)</text:span></text:p>
      <text:p text:style-name="P31"><text:span text:style-name="T18"><text:tab/> <text:s text:c="5"/><text:tab/><text:tab/></text:span><text:span text:style-name="T16">return</text:span><text:span text:style-name="T18"> </text:span><text:span text:style-name="T26">tab</text:span><text:span text:style-name="T18">[</text:span><text:span text:style-name="T26">j</text:span><text:span text:style-name="T18">];</text:span></text:p>
      <text:p text:style-name="P32"><text:span text:style-name="T18"><text:tab/> <text:s text:c="3"/><text:tab/></text:span><text:span text:style-name="T16">return</text:span><text:span text:style-name="T18"> 0; </text:span><text:span text:style-name="T37">/* on utilise ici le 0 pour indiquer </text:span></text:p>
      <text:p text:style-name="P36"><text:tab/> <text:s text:c="3"/><text:tab/><text:tab/><text:tab/> un probleme */</text:p>
      <text:p text:style-name="P31"><text:tab/>}</text:p>
      <text:p text:style-name="P25"/>
      <text:h text:style-name="Heading_20_4" text:outline-level="4"><text:soft-page-break/>Maximum des éléments d'un tableau</text:h>
      <text:p text:style-name="P34"/>
      <text:p text:style-name="P38"><text:span text:style-name="T18"><text:tab/></text:span><text:span text:style-name="T16">static</text:span><text:span text:style-name="T18"> </text:span><text:span text:style-name="T16">double</text:span><text:span text:style-name="T18"> maxi(</text:span><text:span text:style-name="T16">double</text:span><text:span text:style-name="T18"> </text:span><text:span text:style-name="T26">tab</text:span><text:span text:style-name="T18">[]) {</text:span></text:p>
      <text:p text:style-name="P38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8"><text:span text:style-name="T18"><text:tab/><text:tab/></text:span><text:span text:style-name="T16">if</text:span><text:span text:style-name="T18"> (</text:span><text:span text:style-name="T26">n</text:span><text:span text:style-name="T18"> == 0) </text:span><text:span text:style-name="T16">return</text:span><text:span text:style-name="T18"> -1; </text:span><text:span text:style-name="T34">// </text:span><text:span text:style-name="T36">cas</text:span><text:span text:style-name="T34"> </text:span><text:span text:style-name="T36">du</text:span><text:span text:style-name="T34"> tableau </text:span><text:span text:style-name="T36">vide</text:span></text:p>
      <text:p text:style-name="P38"><text:span text:style-name="T18"><text:tab/> <text:s text:c="3"/><text:tab/></text:span><text:span text:style-name="T16">double</text:span><text:span text:style-name="T18"> </text:span><text:span text:style-name="T26">res</text:span><text:span text:style-name="T18"> = </text:span><text:span text:style-name="T26">tab</text:span><text:span text:style-name="T18">[0];</text:span></text:p>
      <text:p text:style-name="P38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1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 {</text:span></text:p>
      <text:p text:style-name="P38"><text:span text:style-name="T18"><text:tab/> <text:s text:c="6"/><text:tab/></text:span><text:span text:style-name="T16">if</text:span><text:span text:style-name="T18"> (</text:span><text:span text:style-name="T26">tab</text:span><text:span text:style-name="T18">[</text:span><text:span text:style-name="T26">i</text:span><text:span text:style-name="T18">] &gt; </text:span><text:span text:style-name="T26">res</text:span><text:span text:style-name="T18">)</text:span></text:p>
      <text:p text:style-name="P38"><text:span text:style-name="T18"><text:tab/> <text:s text:c="7"/><text:tab/><text:tab/></text:span><text:span text:style-name="T26">res</text:span><text:span text:style-name="T18"> = </text:span><text:span text:style-name="T26">tab</text:span><text:span text:style-name="T18">[</text:span><text:span text:style-name="T26">i</text:span><text:span text:style-name="T18">];</text:span></text:p>
      <text:p text:style-name="P38"><text:tab/> <text:s text:c="3"/><text:tab/>}</text:p>
      <text:p text:style-name="P38"><text:span text:style-name="T18"><text:tab/> <text:s text:c="3"/><text:tab/></text:span><text:span text:style-name="T16">return</text:span><text:span text:style-name="T18"> </text:span><text:span text:style-name="T26">res</text:span><text:span text:style-name="T18">;</text:span></text:p>
      <text:p text:style-name="P28"><text:tab/>}</text:p>
      <text:p text:style-name="P38"/>
      <text:h text:style-name="Heading_20_4" text:outline-level="4">Indice d'un élément maximum d'un tableau</text:h>
      <text:p text:style-name="P38"/>
      <text:p text:style-name="P38"><text:span text:style-name="T18"><text:tab/></text:span><text:span text:style-name="T16">static</text:span><text:span text:style-name="T18"> </text:span><text:span text:style-name="T16">double</text:span><text:span text:style-name="T18"> iMaxi(</text:span><text:span text:style-name="T16">double</text:span><text:span text:style-name="T18"> </text:span><text:span text:style-name="T26">tab</text:span><text:span text:style-name="T18">[]) {</text:span></text:p>
      <text:p text:style-name="P38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8"><text:span text:style-name="T18"><text:tab/><text:tab/></text:span><text:span text:style-name="T16">if</text:span><text:span text:style-name="T18"> (</text:span><text:span text:style-name="T26">n</text:span><text:span text:style-name="T18"> == 0) </text:span><text:span text:style-name="T16">return</text:span><text:span text:style-name="T18"> -1; </text:span><text:span text:style-name="T34">//</text:span><text:span text:style-name="T35"> cas du tableau vide</text:span></text:p>
      <text:p text:style-name="P38"><text:span text:style-name="T18"><text:tab/> <text:s text:c="3"/><text:tab/></text:span><text:span text:style-name="T16">double</text:span><text:span text:style-name="T18"> </text:span><text:span text:style-name="T26">res</text:span><text:span text:style-name="T18"> = </text:span><text:span text:style-name="T26">tab</text:span><text:span text:style-name="T18">[0];</text:span></text:p>
      <text:p text:style-name="P38"><text:span text:style-name="T18"><text:tab/> <text:s text:c="3"/><text:tab/></text:span><text:span text:style-name="T16">int</text:span><text:span text:style-name="T18"> </text:span><text:span text:style-name="T26">iRes</text:span><text:span text:style-name="T18"> = 0;</text:span></text:p>
      <text:p text:style-name="P38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1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 {</text:span></text:p>
      <text:p text:style-name="P38"><text:span text:style-name="T18"><text:tab/> <text:s text:c="3"/><text:tab/><text:tab/></text:span><text:span text:style-name="T16">if</text:span><text:span text:style-name="T18"> (</text:span><text:span text:style-name="T26">tab</text:span><text:span text:style-name="T18">[</text:span><text:span text:style-name="T26">i</text:span><text:span text:style-name="T18">] &gt; </text:span><text:span text:style-name="T26">res</text:span><text:span text:style-name="T18">) {</text:span></text:p>
      <text:p text:style-name="P38"><text:span text:style-name="T18"><text:tab/> <text:s text:c="7"/><text:tab/><text:tab/></text:span><text:span text:style-name="T26">res</text:span><text:span text:style-name="T18"> = </text:span><text:span text:style-name="T26">tab</text:span><text:span text:style-name="T18">[</text:span><text:span text:style-name="T26">i</text:span><text:span text:style-name="T18">];</text:span></text:p>
      <text:p text:style-name="P38"><text:span text:style-name="T18"><text:tab/> <text:s text:c="7"/><text:tab/><text:tab/></text:span><text:span text:style-name="T26">iRes</text:span><text:span text:style-name="T18"> = </text:span><text:span text:style-name="T26">i</text:span><text:span text:style-name="T18">;</text:span></text:p>
      <text:p text:style-name="P38"><text:tab/> <text:s text:c="7"/><text:tab/>}</text:p>
      <text:p text:style-name="P38"><text:tab/> <text:s text:c="3"/><text:tab/>}</text:p>
      <text:p text:style-name="P38"><text:span text:style-name="T18"><text:tab/> <text:s text:c="3"/><text:tab/></text:span><text:span text:style-name="T16">return</text:span><text:span text:style-name="T18"> </text:span><text:span text:style-name="T26">iRes</text:span><text:span text:style-name="T18">;</text:span></text:p>
      <text:p text:style-name="P28"><text:tab/>}</text:p>
      <text:p text:style-name="P38"/>
      <text:h text:style-name="Heading_20_4" text:outline-level="4">Afficher les caractères d'une chaîne de caractères</text:h>
      <text:p text:style-name="P38"/>
      <text:p text:style-name="P38"><text:span text:style-name="T18"><text:tab/></text:span><text:span text:style-name="T16">static</text:span><text:span text:style-name="T18"> </text:span><text:span text:style-name="T16">void</text:span><text:span text:style-name="T18"> afficherChar(String </text:span><text:span text:style-name="T26">s</text:span><text:span text:style-name="T18">) {</text:span></text:p>
      <text:p text:style-name="P38"><text:span text:style-name="T18"><text:tab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s</text:span><text:span text:style-name="T18">.length(); </text:span><text:span text:style-name="T26">i</text:span><text:span text:style-name="T18">++)</text:span></text:p>
      <text:p text:style-name="P38"><text:span text:style-name="T18"><text:tab/><text:tab/><text:tab/>System.</text:span><text:span text:style-name="T31">out</text:span><text:span text:style-name="T18">.println(</text:span><text:span text:style-name="T26">s</text:span><text:span text:style-name="T18">.charAt(</text:span><text:span text:style-name="T26">i</text:span><text:span text:style-name="T18">));</text:span></text:p>
      <text:p text:style-name="P38"><text:tab/>}</text:p>
      <text:p text:style-name="P38"/>
      <text:h text:style-name="Heading_20_4" text:outline-level="4">Symbole mathématique : somme ∑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2"><draw:frame draw:style-name="fr2" draw:name="Objet21" text:anchor-type="as-char" svg:y="-0.566cm" svg:width="5.429cm" svg:height="0.80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au6.B1" office:value-type="string">
            <text:p text:style-name="P35"><text:span text:style-name="T16">static</text:span><text:span text:style-name="T18"> </text:span><text:span text:style-name="T16">int</text:span><text:span text:style-name="T18"> somme(</text:span><text:span text:style-name="T16">int</text:span><text:span text:style-name="T18"> </text:span><text:span text:style-name="T26">n</text:span><text:span text:style-name="T18">) {</text:span></text:p>
            <text:p text:style-name="P35"><text:span text:style-name="T19"><text:s text:c="4"/></text:span><text:span text:style-name="T16">int</text:span><text:span text:style-name="T18"> </text:span><text:span text:style-name="T26">res</text:span><text:span text:style-name="T18"> = 0;</text:span></text:p>
            <text:p text:style-name="P35"><text:span text:style-name="T19"><text:s text:c="4"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5"><text:span text:style-name="T26"><text:s text:c="8"/>res</text:span><text:span text:style-name="T18"> += </text:span><text:span text:style-name="T26">i</text:span><text:span text:style-name="T18">;</text:span></text:p>
            <text:p text:style-name="P35"><text:span text:style-name="T16"><text:s text:c="4"/>return</text:span><text:span text:style-name="T18"> </text:span><text:span text:style-name="T26">res</text:span><text:span text:style-name="T18">;</text:span></text:p>
            <text:p text:style-name="P26">}</text:p>
          </table:table-cell>
        </table:table-row>
        <table:table-row>
          <table:table-cell table:style-name="Tableau6.A2" office:value-type="string">
            <text:p text:style-name="P22"><draw:frame draw:style-name="fr2" draw:name="Objet22" text:anchor-type="as-char" svg:y="-0.566cm" svg:width="9.49cm" svg:height="0.80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au6.B2" office:value-type="string">
            <text:p text:style-name="P35"><text:span text:style-name="T16">static</text:span><text:span text:style-name="T18"> </text:span><text:span text:style-name="T16">double</text:span><text:span text:style-name="T18"> sommeCos(</text:span><text:span text:style-name="T16">int</text:span><text:span text:style-name="T18"> </text:span><text:span text:style-name="T26">n</text:span><text:span text:style-name="T18">) {</text:span></text:p>
            <text:p text:style-name="P35"><text:span text:style-name="T19"><text:s text:c="4"/></text:span><text:span text:style-name="T16">double</text:span><text:span text:style-name="T18"> </text:span><text:span text:style-name="T26">res</text:span><text:span text:style-name="T18"> = 0;</text:span></text:p>
            <text:p text:style-name="P35"><text:span text:style-name="T18"><text:s text:c="4"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5"><text:span text:style-name="T18"><text:s text:c="8"/></text:span><text:span text:style-name="T26">res</text:span><text:span text:style-name="T18"> += Math.</text:span><text:span text:style-name="T21">cos</text:span><text:span text:style-name="T18">(</text:span><text:span text:style-name="T26">i</text:span><text:span text:style-name="T18">);</text:span></text:p>
            <text:p text:style-name="P35"><text:span text:style-name="T19"><text:s text:c="4"/></text:span><text:span text:style-name="T16">return</text:span><text:span text:style-name="T18"> </text:span><text:span text:style-name="T26">res</text:span><text:span text:style-name="T18">;</text:span></text:p>
            <text:p text:style-name="P26">}</text:p>
          </table:table-cell>
        </table:table-row>
      </table:table>
      <text:h text:style-name="Heading_20_4" text:outline-level="4"><text:soft-page-break/>Symbole mathématique : produit ∏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2"><draw:frame draw:style-name="fr2" draw:name="Objet23" text:anchor-type="as-char" svg:y="-0.566cm" svg:width="5.241cm" svg:height="0.80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au7.B1" office:value-type="string">
            <text:p text:style-name="P35"><text:span text:style-name="T16">static</text:span><text:span text:style-name="T18"> </text:span><text:span text:style-name="T16">int</text:span><text:span text:style-name="T18"> produit(</text:span><text:span text:style-name="T16">int</text:span><text:span text:style-name="T18"> </text:span><text:span text:style-name="T26">n</text:span><text:span text:style-name="T18">) {</text:span></text:p>
            <text:p text:style-name="P35"><text:span text:style-name="T16"><text:s text:c="4"/>int</text:span><text:span text:style-name="T18"> </text:span><text:span text:style-name="T26">i</text:span><text:span text:style-name="T18">;</text:span></text:p>
            <text:p text:style-name="P35"><text:span text:style-name="T16"><text:s text:c="4"/>int</text:span><text:span text:style-name="T18"> </text:span><text:span text:style-name="T26">res</text:span><text:span text:style-name="T18">=1;</text:span></text:p>
            <text:p text:style-name="P35"><text:span text:style-name="T16"><text:s text:c="4"/>for </text:span><text:span text:style-name="T18">(</text:span><text:span text:style-name="T26">i</text:span><text:span text:style-name="T18">=1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5"><text:span text:style-name="T26"><text:s text:c="8"/>res</text:span><text:span text:style-name="T18"> *= </text:span><text:span text:style-name="T26">i</text:span><text:span text:style-name="T18">;</text:span></text:p>
            <text:p text:style-name="P35"><text:span text:style-name="T16"><text:s text:c="4"/>return</text:span><text:span text:style-name="T18"> </text:span><text:span text:style-name="T26">res</text:span><text:span text:style-name="T18">;</text:span></text:p>
            <text:p text:style-name="P26">}</text:p>
          </table:table-cell>
        </table:table-row>
        <table:table-row>
          <table:table-cell table:style-name="Tableau7.A2" office:value-type="string">
            <text:p text:style-name="P22"><draw:frame draw:style-name="fr2" draw:name="Objet24" text:anchor-type="as-char" svg:y="-0.566cm" svg:width="5.396cm" svg:height="0.80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au7.B2" office:value-type="string">
            <text:p text:style-name="P37"><text:span text:style-name="T16">static</text:span><text:span text:style-name="T18"> </text:span><text:span text:style-name="T16">double</text:span><text:span text:style-name="T18"> produitExp(</text:span><text:span text:style-name="T16">int</text:span><text:span text:style-name="T18"> </text:span><text:span text:style-name="T26">n</text:span><text:span text:style-name="T18">) {</text:span></text:p>
            <text:p text:style-name="P35"><text:span text:style-name="T16"><text:s text:c="4"/>double</text:span><text:span text:style-name="T18"> </text:span><text:span text:style-name="T26">res</text:span><text:span text:style-name="T18"> = 1;</text:span></text:p>
            <text:p text:style-name="P35"><text:span text:style-name="T16"><text:s text:c="4"/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5"><text:span text:style-name="T26"><text:s text:c="8"/>res</text:span><text:span text:style-name="T18"> *= Math.</text:span><text:span text:style-name="T21">exp</text:span><text:span text:style-name="T18">(</text:span><text:span text:style-name="T26">i</text:span><text:span text:style-name="T18">);</text:span></text:p>
            <text:p text:style-name="P35"><text:span text:style-name="T16"><text:s text:c="4"/>return</text:span><text:span text:style-name="T18"> </text:span><text:span text:style-name="T26">res</text:span><text:span text:style-name="T18">;</text:span></text:p>
            <text:p text:style-name="P26">}</text:p>
          </table:table-cell>
        </table:table-row>
      </table:table>
      <text:h text:style-name="P42" text:outline-level="1"/>
      <text:h text:style-name="P41" text:outline-level="1"/>
      <text:h text:style-name="P43" text:outline-level="1"><text:bookmark-start text:name="__RefHeading___Toc375_3030506708"/><text:span text:style-name="T2">II - </text:span>Conventions de nommage<text:bookmark-end text:name="__RefHeading___Toc375_30305067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Type</text:p>
          </table:table-cell>
          <table:table-cell table:style-name="Table1.B1" office:value-type="string">
            <text:p text:style-name="P16"><text:s/><text:span text:style-name="T1">Exemples</text:span></text:p>
          </table:table-cell>
        </table:table-row>
        <table:table-row>
          <table:table-cell table:style-name="Table1.A2" office:value-type="string">
            <text:p text:style-name="P10">Classe</text:p>
          </table:table-cell>
          <table:table-cell table:style-name="Table1.B2" office:value-type="string">
            <text:p text:style-name="P7"/>
            <text:p text:style-name="P7"><text:tab/>class Personne;</text:p>
            <text:p text:style-name="P7"/>
            <text:p text:style-name="P7"><text:tab/>class GroupePersonnes;</text:p>
            <text:p text:style-name="P7"/>
          </table:table-cell>
        </table:table-row>
        <table:table-row>
          <table:table-cell table:style-name="Table1.A2" office:value-type="string">
            <text:p text:style-name="P10">Méthode</text:p>
          </table:table-cell>
          <table:table-cell table:style-name="Table1.B2" office:value-type="string">
            <text:p text:style-name="P7"/>
            <text:p text:style-name="P7"><text:tab/>Deplacer();</text:p>
            <text:p text:style-name="P7"/>
            <text:p text:style-name="P7"><text:tab/>afficherMaximum();</text:p>
            <text:p text:style-name="P7"/>
          </table:table-cell>
        </table:table-row>
        <table:table-row>
          <table:table-cell table:style-name="Table1.A2" office:value-type="string">
            <text:p text:style-name="P10">Variable</text:p>
          </table:table-cell>
          <table:table-cell table:style-name="Table1.B2" office:value-type="string">
            <text:p text:style-name="P7"/>
            <text:p text:style-name="P7"><text:tab/>int i; </text:p>
            <text:p text:style-name="P7"/>
            <text:p text:style-name="P9"><text:tab/>char c;</text:p>
            <text:p text:style-name="P9"><text:s/></text:p>
            <text:p text:style-name="P7"><text:tab/>float scoreMax;</text:p>
            <text:p text:style-name="P7"><text:s/></text:p>
          </table:table-cell>
        </table:table-row>
        <table:table-row>
          <table:table-cell table:style-name="Table1.A2" office:value-type="string">
            <text:p text:style-name="P10">Constante</text:p>
          </table:table-cell>
          <table:table-cell table:style-name="Table1.B2" office:value-type="string">
            <text:p text:style-name="P7"/>
            <text:p text:style-name="P7"><text:tab/>static final int LARGEUR_MAX = 999;</text:p>
            <text:p text:style-name="P7"/>
          </table:table-cell>
        </table:table-row>
      </table:table>
      <text:p text:style-name="P3"/>
      <text:p text:style-name="P3"/>
      <text:h text:style-name="P41" text:outline-level="1"/>
      <text:h text:style-name="P43" text:outline-level="1"><text:bookmark-start text:name="__RefHeading___Toc377_3030506708"/><text:span text:style-name="T2">III - </text:span>Visibilité en Java<text:bookmark-end text:name="__RefHeading___Toc377_3030506708"/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Identificateur de visibilité</text:p>
          </table:table-cell>
          <table:table-cell table:style-name="Table2.B1" office:value-type="string">
            <text:p text:style-name="P17">Signification</text:p>
          </table:table-cell>
        </table:table-row>
        <table:table-row>
          <table:table-cell table:style-name="Table2.A2" office:value-type="string">
            <text:p text:style-name="P11">private (-)</text:p>
          </table:table-cell>
          <table:table-cell table:style-name="Table2.B2" office:value-type="string">
            <text:p text:style-name="P4"><text:span text:style-name="T2">A</text:span>ccessible seulement à la classe.</text:p>
          </table:table-cell>
        </table:table-row>
        <table:table-row>
          <table:table-cell table:style-name="Table2.A2" office:value-type="string">
            <text:p text:style-name="P11">package friendly () </text:p>
          </table:table-cell>
          <table:table-cell table:style-name="Table2.B2" office:value-type="string">
            <text:p text:style-name="P4"><text:span text:style-name="T2">V</text:span>aleur par défaut, accessible aux classes dans le même paquetage.</text:p>
          </table:table-cell>
        </table:table-row>
        <table:table-row>
          <table:table-cell table:style-name="Table2.A2" office:value-type="string">
            <text:p text:style-name="P11">protected (#) </text:p>
          </table:table-cell>
          <table:table-cell table:style-name="Table2.B2" office:value-type="string">
            <text:p text:style-name="P4"><text:span text:style-name="T2">A</text:span>ccessible aux classes dans le même paquetage et à toute classe dérivée en dehors du paquetage.</text:p>
          </table:table-cell>
        </table:table-row>
        <table:table-row>
          <table:table-cell table:style-name="Table2.A2" office:value-type="string">
            <text:p text:style-name="P11">public (+)</text:p>
          </table:table-cell>
          <table:table-cell table:style-name="Table2.B2" office:value-type="string">
            <text:p text:style-name="P4"><text:span text:style-name="T2">A</text:span>ccessible à toutes les classes.</text:p>
          </table:table-cell>
        </table:table-row>
      </table:table>
      <text:p text:style-name="P3"/>
      <text:p text:style-name="P3"/>
      <text:h text:style-name="P41" text:outline-level="1"/>
      <text:h text:style-name="P43" text:outline-level="1"><text:bookmark-start text:name="__RefHeading___Toc379_3030506708"/><text:span text:style-name="T3">IV - G</text:span>etter<text:span text:style-name="T3">s</text:span> imbriqués<text:bookmark-end text:name="__RefHeading___Toc379_3030506708"/></text:h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  <text:p text:style-name="P8"><text:s text:c="5"/>Class Ville {</text:p>
            <text:p text:style-name="P8"><text:s text:c="8"/>- maire : Maire; </text:p>
            <text:p text:style-name="P8"><text:s text:c="8"/>+ getMaire() : Maire;</text:p>
            <text:p text:style-name="P8"><text:s text:c="5"/>}</text:p>
            <text:p text:style-name="P8"/>
            <text:p text:style-name="P8"/>
            <text:p text:style-name="P8"><text:s text:c="5"/>Class Maire {</text:p>
            <text:p text:style-name="P8"><text:s text:c="8"/>- nom : String;</text:p>
            <text:p text:style-name="P8"><text:s text:c="8"/>- parti : PartiPolitique;</text:p>
            <text:p text:style-name="P8"><text:s text:c="8"/>+ getNom() : String;</text:p>
            <text:p text:style-name="P8"><text:s text:c="8"/>+ getParti() : Parti;</text:p>
            <text:p text:style-name="P8"><text:s text:c="5"/>}</text:p>
            <text:p text:style-name="P8"/>
            <text:p text:style-name="P8"/>
            <text:p text:style-name="P8"><text:s text:c="5"/>Class PartiPolitique {</text:p>
            <text:p text:style-name="P8"><text:s text:c="8"/>- String nom;</text:p>
            <text:p text:style-name="P8"><text:s text:c="8"/>+ getNom() : String;</text:p>
            <text:p text:style-name="P8"><text:s text:c="5"/>}</text:p>
            <text:p text:style-name="P8"/>
          </table:table-cell>
        </table:table-row>
      </table:table>
      <text:p text:style-name="P3"/>
      <text:p text:style-name="P3"/>
      <text:p text:style-name="P3"><text:span text:style-name="T4">Soit </text:span><text:span text:style-name="T7">city</text:span><text:span text:style-name="T4"> </text:span>de type <text:span text:style-name="T6">Ville</text:span>.</text:p>
      <text:p text:style-name="P3"/>
      <text:p text:style-name="P6"><text:span text:style-name="T12">Obtenir l</text:span>e maire de la ville <text:span text:style-name="T8">city</text:span> :</text:p>
      <text:p text:style-name="P6"/>
      <text:p text:style-name="P6"><text:s text:c="5"/><text:tab/>→<text:span text:style-name="T5"> <text:tab/></text:span><text:span text:style-name="T11">city</text:span><text:span text:style-name="T10">.getMaire()</text:span></text:p>
      <text:p text:style-name="P3"/>
      <text:p text:style-name="P3"><text:span text:style-name="T13">Obtenir l</text:span>e nom du maire de la ville <text:span text:style-name="T8">city</text:span> :</text:p>
      <text:p text:style-name="P3"/>
      <text:p text:style-name="P3"><text:s text:c="5"/><text:tab/>→<text:span text:style-name="T5"> <text:tab/></text:span><text:span text:style-name="T11">city</text:span><text:span text:style-name="T10">.getMaire().getNom()</text:span></text:p>
      <text:p text:style-name="P3"><text:s text:c="4"/></text:p>
      <text:p text:style-name="P3"/>
      <text:p text:style-name="P5"><text:span text:style-name="T13">Obtenir l</text:span>e nom du parti politique du maire de la ville <text:span text:style-name="T8">city</text:span> :</text:p>
      <text:p text:style-name="P5"><text:s/></text:p>
      <text:p text:style-name="P3"><text:tab/><text:span text:style-name="T10">→<text:tab/></text:span><text:span text:style-name="T11">city</text:span><text:span text:style-name="T10">.getMaire().getParti().getNom()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Times New Roman" svg:font-family="'Times New Roman'"/>
    <style:font-face style:name="Consolas1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andard_5f_code" style:display-name="Standard_code" style:family="paragraph" style:parent-style-name="Standard" style:master-page-name="">
      <loext:graphic-properties draw:fill="solid" draw:fill-color="#eeeeee" draw:opacity="100%"/>
      <style:paragraph-properties fo:margin-left="0.499cm" fo:margin-right="1.499cm" fo:text-indent="0cm" style:auto-text-indent="false" style:page-number="auto" fo:background-color="#eeeeee" fo:padding="0cm" fo:border="none" style:shadow="none">
        <style:tab-stops/>
      </style:paragraph-properties>
      <style:text-properties style:font-name="Consolas2" fo:font-family="Consolas" style:font-style-name="Normal" style:font-family-generic="modern" style:font-pitch="fixed" fo:font-size="10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801cm" fo:margin-bottom="0.21cm" loext:contextual-spacing="false" fo:text-indent="0cm" style:auto-text-indent="false" style:page-number="auto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94cb" officeooo:paragraph-rsid="000b94c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3T11:44:11.194241441</meta:creation-date>
    <dc:date>2019-12-03T21:55:48.713000000</dc:date>
    <meta:editing-duration>PT1H20M6S</meta:editing-duration>
    <meta:editing-cycles>30</meta:editing-cycles>
    <meta:generator>LibreOffice/6.3.2.2$Windows_X86_64 LibreOffice_project/98b30e735bda24bc04ab42594c85f7fd8be07b9c</meta:generator>
    <meta:document-statistic meta:table-count="9" meta:image-count="1" meta:object-count="19" meta:page-count="12" meta:paragraph-count="336" meta:word-count="1122" meta:character-count="6586" meta:non-whitespace-character-count="5014"/>
  </office:meta>
</office:document-meta>
</file>

<file path=Object 1/content.xml><?xml version="1.0" encoding="utf-8"?>
<math xmlns="http://www.w3.org/1998/Math/MathML">
  <semantics>
    <mrow>
      <mrow>
        <mi>x</mi>
        <mo stretchy="false">×</mo>
        <mn>5</mn>
      </mrow>
    </mrow>
    <annotation encoding="StarMath 5.0">x times 5</annotation>
  </semantics>
</math>
</file>

<file path=Object 10/content.xml><?xml version="1.0" encoding="utf-8"?>
<math xmlns="http://www.w3.org/1998/Math/MathML">
  <semantics>
    <mrow>
      <mrow>
        <mi>b</mi>
        <mo stretchy="false">&lt;</mo>
        <mi>c</mi>
      </mrow>
    </mrow>
    <annotation encoding="StarMath 5.0">b&lt;c</annotation>
  </semantics>
</math>
</file>

<file path=Object 1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2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13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4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15/content.xml><?xml version="1.0" encoding="utf-8"?>
<math xmlns="http://www.w3.org/1998/Math/MathML">
  <semantics>
    <mrow>
      <mrow>
        <mn>33</mn>
        <mo stretchy="false">+</mo>
        <mfrac>
          <mrow>
            <mrow>
              <mrow>
                <mn>5</mn>
                <mo stretchy="false">×</mo>
                <mi>x</mi>
              </mrow>
              <mo stretchy="false">+</mo>
              <mrow>
                <mn>40</mn>
                <mo stretchy="false">×</mo>
                <mi>y</mi>
              </mrow>
            </mrow>
          </mrow>
          <mrow>
            <mn>3</mn>
          </mrow>
        </mfrac>
      </mrow>
    </mrow>
    <annotation encoding="StarMath 5.0">33+{5 times x + 40 times y} over {3} </annotation>
  </semantics>
</math>
</file>

<file path=Object 16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row>
                  <mn>0</mn>
                  <mo stretchy="false">+</mo>
                  <mn>1</mn>
                </mrow>
                <mo stretchy="false">+</mo>
                <mn>2</mn>
              </mrow>
              <mo stretchy="false">+</mo>
              <mn>3</mn>
            </mrow>
            <mo stretchy="false">+</mo>
            <mn>...</mn>
          </mrow>
          <mo stretchy="false">+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sum_{i=0}^{n-1} i
=
0+1+2+3+...+(n-1)</annotation>
  </semantics>
</math>
</file>

<file path=Object 17/content.xml><?xml version="1.0" encoding="utf-8"?>
<math xmlns="http://www.w3.org/1998/Math/MathML">
  <semantics>
    <mrow>
      <mrow>
        <msubsup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subsup>
        <mi>cos</mi>
      </mrow>
      <mrow>
        <mrow>
          <mo stretchy="false">(</mo>
          <mrow>
            <mi>i</mi>
          </mrow>
          <mo stretchy="false">)</mo>
        </mrow>
        <mo stretchy="false">=</mo>
        <mi>cos</mi>
      </mrow>
      <mrow>
        <mrow>
          <mo stretchy="false">(</mo>
          <mrow>
            <mn>0</mn>
          </mrow>
          <mo stretchy="false">)</mo>
        </mrow>
        <mo stretchy="false">+</mo>
        <mi>cos</mi>
      </mrow>
      <mrow>
        <mrow>
          <mo stretchy="false">(</mo>
          <mrow>
            <mn>1</mn>
          </mrow>
          <mo stretchy="false">)</mo>
        </mrow>
        <mo stretchy="false">+</mo>
        <mi>cos</mi>
      </mrow>
      <mrow>
        <mrow>
          <mrow>
            <mo stretchy="false">(</mo>
            <mrow>
              <mn>2</mn>
            </mrow>
            <mo stretchy="false">)</mo>
          </mrow>
          <mo stretchy="false">+</mo>
          <mn>...</mn>
        </mrow>
        <mo stretchy="false">+</mo>
        <mi>cos</mi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sum_{i=0}^{n-1} cos(i)
=
cos(0)+cos(1)+cos(2)+...+cos(n-1)</annotation>
  </semantics>
</math>
</file>

<file path=Object 18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n>1</mn>
                <mo stretchy="false">×</mo>
                <mn>2</mn>
              </mrow>
              <mo stretchy="false">×</mo>
              <mn>3</mn>
            </mrow>
            <mo stretchy="false">×</mo>
            <mn>...</mn>
          </mrow>
          <mo stretchy="false">×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prod_{i=1}^{n-1} i
=
1 times 2 times 3 times ... times (n-1)</annotation>
  </semantics>
</math>
</file>

<file path=Object 19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sup>
            <mi>e</mi>
            <mi>i</mi>
          </msup>
        </mrow>
        <mo stretchy="false">=</mo>
        <mrow>
          <mrow>
            <mrow>
              <mrow>
                <msup>
                  <mi>e</mi>
                  <mn>0</mn>
                </msup>
                <mo stretchy="false">×</mo>
                <msup>
                  <mi>e</mi>
                  <mn>1</mn>
                </msup>
              </mrow>
              <mo stretchy="false">×</mo>
              <msup>
                <mi>e</mi>
                <mn>2</mn>
              </msup>
            </mrow>
            <mo stretchy="false">×</mo>
            <mn>...</mn>
          </mrow>
          <mo stretchy="false">×</mo>
          <msup>
            <mi>e</mi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prod_{i=0}^{n-1} e^i
=
e^0 times e^1 times e^2 times ... times e^{n-1}</annotation>
  </semantics>
</math>
</file>

<file path=Object 2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3/content.xml><?xml version="1.0" encoding="utf-8"?>
<math xmlns="http://www.w3.org/1998/Math/MathML">
  <semantics>
    <mrow>
      <mrow>
        <mi>a</mi>
        <mo stretchy="false">≠</mo>
        <mi>b</mi>
      </mrow>
    </mrow>
    <annotation encoding="StarMath 5.0">a &lt;&gt;  b	</annotation>
  </semantics>
</math>
</file>

<file path=Object 4/content.xml><?xml version="1.0" encoding="utf-8"?>
<math xmlns="http://www.w3.org/1998/Math/MathML">
  <semantics>
    <mrow>
      <mrow>
        <mi>a</mi>
        <mo stretchy="false">≤</mo>
        <mi>b</mi>
      </mrow>
    </mrow>
    <annotation encoding="StarMath 5.0">a&lt;=b	</annotation>
  </semantics>
</math>
</file>

<file path=Object 5/content.xml><?xml version="1.0" encoding="utf-8"?>
<math xmlns="http://www.w3.org/1998/Math/MathML">
  <semantics>
    <mrow>
      <mrow>
        <mi>a</mi>
        <mo stretchy="false">≥</mo>
        <mi>b</mi>
      </mrow>
    </mrow>
    <annotation encoding="StarMath 5.0">a&gt;=b	</annotation>
  </semantics>
</math>
</file>

<file path=Object 6/content.xml><?xml version="1.0" encoding="utf-8"?>
<math xmlns="http://www.w3.org/1998/Math/MathML">
  <semantics>
    <mrow>
      <mrow>
        <mrow>
          <mi>a</mi>
          <mo stretchy="false">≤</mo>
          <mi>b</mi>
        </mrow>
        <mo stretchy="false">≤</mo>
        <mi>c</mi>
      </mrow>
    </mrow>
    <annotation encoding="StarMath 5.0">a&lt;= b	&lt;= c</annotation>
  </semantics>
</math>
</file>

<file path=Object 7/content.xml><?xml version="1.0" encoding="utf-8"?>
<math xmlns="http://www.w3.org/1998/Math/MathML">
  <semantics>
    <mrow>
      <mrow>
        <mrow>
          <mi>a</mi>
          <mo stretchy="false">&lt;</mo>
          <mi>b</mi>
        </mrow>
        <mo stretchy="false">&lt;</mo>
        <mi>c</mi>
      </mrow>
    </mrow>
    <annotation encoding="StarMath 5.0">a&lt;b&lt;c</annotation>
  </semantics>
</math>
</file>

<file path=Object 8/content.xml><?xml version="1.0" encoding="utf-8"?>
<math xmlns="http://www.w3.org/1998/Math/MathML">
  <semantics>
    <mrow>
      <mrow>
        <mrow>
          <mi>a</mi>
          <mo stretchy="false">=</mo>
          <mi>b</mi>
        </mrow>
        <mo stretchy="false">=</mo>
        <mi>c</mi>
      </mrow>
    </mrow>
    <annotation encoding="StarMath 5.0">a=b	=c</annotation>
  </semantics>
</math>
</file>

<file path=Object 9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	</annotation>
  </semantics>
</math>
</file>